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785in"/>
    </style:style>
    <style:style style:name="Table1.B" style:family="table-column">
      <style:table-column-properties style:column-width="1.4215in"/>
    </style:style>
    <style:style style:name="Table1.C" style:family="table-column">
      <style:table-column-properties style:column-width="0.1875in"/>
    </style:style>
    <style:style style:name="Table1.D" style:family="table-column">
      <style:table-column-properties style:column-width="1.625in"/>
    </style:style>
    <style:style style:name="Table1.E" style:family="table-column">
      <style:table-column-properties style:column-width="2.6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1.E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dddddd" fo:padding="0.0382in" fo:border-left="0.5pt solid #000000" fo:border-right="none" fo:border-top="none" fo:border-bottom="0.05pt solid #000000">
        <style:background-image/>
      </style:table-cell-properties>
    </style:style>
    <style:style style:name="Table1.D2" style:family="table-cell">
      <style:table-cell-properties fo:padding="0.0382in" fo:border-left="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D4" style:family="table-cell">
      <style:table-cell-properties fo:padding="0.0382in" fo:border-left="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D6" style:family="table-cell">
      <style:table-cell-properties fo:padding="0.0382in" fo:border-left="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D8" style:family="table-cell">
      <style:table-cell-properties fo:padding="0.0382in" fo:border-left="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P2" style:family="paragraph" style:parent-style-name="Standard">
      <style:text-properties officeooo:rsid="001f9437" officeooo:paragraph-rsid="01e5f447"/>
    </style:style>
    <style:style style:name="P3" style:family="paragraph" style:parent-style-name="Standard">
      <style:text-properties officeooo:rsid="001f9437" officeooo:paragraph-rsid="01e992c8"/>
    </style:style>
    <style:style style:name="P4"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5" style:family="paragraph" style:parent-style-name="Standard">
      <style:text-properties fo:font-weight="bold" officeooo:rsid="0036c5ec" officeooo:paragraph-rsid="01e5f447" style:font-weight-asian="bold" style:font-weight-complex="bold"/>
    </style:style>
    <style:style style:name="P6" style:family="paragraph" style:parent-style-name="Standard">
      <style:paragraph-properties fo:text-align="start" style:justify-single-word="false"/>
      <style:text-properties fo:font-weight="bold" officeooo:rsid="0035bee7" officeooo:paragraph-rsid="01eb86cc" style:font-weight-asian="bold" style:font-weight-complex="bold"/>
    </style:style>
    <style:style style:name="P7" style:family="paragraph" style:parent-style-name="Standard">
      <style:text-properties fo:font-weight="bold" officeooo:rsid="001f9437" officeooo:paragraph-rsid="01e992c8" style:font-weight-asian="bold" style:font-weight-complex="bold"/>
    </style:style>
    <style:style style:name="P8" style:family="paragraph" style:parent-style-name="Standard">
      <style:text-properties fo:font-weight="bold" officeooo:rsid="01226fca" officeooo:paragraph-rsid="01e992c8" style:font-weight-asian="bold" style:font-weight-complex="bold"/>
    </style:style>
    <style:style style:name="P9" style:family="paragraph" style:parent-style-name="Standard">
      <style:text-properties fo:font-weight="bold" officeooo:rsid="01e992c8" officeooo:paragraph-rsid="01e992c8" style:font-weight-asian="bold" style:font-weight-complex="bold"/>
    </style:style>
    <style:style style:name="P10" style:family="paragraph" style:parent-style-name="Standard">
      <style:text-properties officeooo:rsid="0084f3d8" officeooo:paragraph-rsid="01e992c8"/>
    </style:style>
    <style:style style:name="P11" style:family="paragraph" style:parent-style-name="Standard">
      <style:text-properties officeooo:rsid="00bc4efb" officeooo:paragraph-rsid="01e992c8"/>
    </style:style>
    <style:style style:name="P12" style:family="paragraph" style:parent-style-name="Standard">
      <style:text-properties officeooo:rsid="00bceae6" officeooo:paragraph-rsid="01e992c8"/>
    </style:style>
    <style:style style:name="P13" style:family="paragraph" style:parent-style-name="Standard">
      <style:text-properties officeooo:rsid="0081d615" officeooo:paragraph-rsid="01e992c8"/>
    </style:style>
    <style:style style:name="P14" style:family="paragraph" style:parent-style-name="Standard">
      <style:text-properties officeooo:rsid="0068796c" officeooo:paragraph-rsid="01e992c8"/>
    </style:style>
    <style:style style:name="P15" style:family="paragraph" style:parent-style-name="Standard">
      <style:text-properties officeooo:rsid="0023c5ff" officeooo:paragraph-rsid="01e992c8"/>
    </style:style>
    <style:style style:name="P16" style:family="paragraph" style:parent-style-name="Standard">
      <style:text-properties fo:font-size="11pt" officeooo:rsid="01226fca" officeooo:paragraph-rsid="01e992c8" style:font-size-asian="11pt" style:font-size-complex="11pt"/>
    </style:style>
    <style:style style:name="P17" style:family="paragraph" style:parent-style-name="Standard">
      <style:text-properties officeooo:rsid="01276020" officeooo:paragraph-rsid="01e992c8"/>
    </style:style>
    <style:style style:name="P18" style:family="paragraph" style:parent-style-name="Standard">
      <style:text-properties officeooo:rsid="013993d4" officeooo:paragraph-rsid="01e992c8"/>
    </style:style>
    <style:style style:name="P19" style:family="paragraph" style:parent-style-name="Standard">
      <style:text-properties officeooo:rsid="013b49e9" officeooo:paragraph-rsid="01e992c8"/>
    </style:style>
    <style:style style:name="P20" style:family="paragraph" style:parent-style-name="Standard">
      <style:text-properties fo:font-weight="normal" officeooo:rsid="00952d54" officeooo:paragraph-rsid="01e992c8" style:font-weight-asian="normal" style:font-weight-complex="normal"/>
    </style:style>
    <style:style style:name="P21" style:family="paragraph" style:parent-style-name="Standard">
      <style:text-properties officeooo:rsid="006f7124" officeooo:paragraph-rsid="01e992c8"/>
    </style:style>
    <style:style style:name="P22" style:family="paragraph" style:parent-style-name="Standard">
      <style:text-properties officeooo:rsid="003933b3" officeooo:paragraph-rsid="01e992c8"/>
    </style:style>
    <style:style style:name="P23" style:family="paragraph" style:parent-style-name="Standard">
      <style:text-properties officeooo:rsid="003a0e3e" officeooo:paragraph-rsid="01e992c8"/>
    </style:style>
    <style:style style:name="P24" style:family="paragraph" style:parent-style-name="Standard">
      <style:text-properties officeooo:rsid="007af399" officeooo:paragraph-rsid="01e992c8"/>
    </style:style>
    <style:style style:name="P25" style:family="paragraph" style:parent-style-name="Standard">
      <style:text-properties officeooo:rsid="00b1ac70" officeooo:paragraph-rsid="01e992c8"/>
    </style:style>
    <style:style style:name="P26" style:family="paragraph" style:parent-style-name="Standard">
      <style:text-properties officeooo:rsid="007b6ca4" officeooo:paragraph-rsid="01e992c8"/>
    </style:style>
    <style:style style:name="P27" style:family="paragraph" style:parent-style-name="Standard">
      <style:text-properties officeooo:rsid="007bec60" officeooo:paragraph-rsid="01e992c8"/>
    </style:style>
    <style:style style:name="P28" style:family="paragraph" style:parent-style-name="Standard">
      <style:text-properties officeooo:rsid="007ccbce" officeooo:paragraph-rsid="01e992c8"/>
    </style:style>
    <style:style style:name="P29" style:family="paragraph" style:parent-style-name="Standard">
      <style:text-properties officeooo:rsid="007ecbd8" officeooo:paragraph-rsid="01e992c8"/>
    </style:style>
    <style:style style:name="P30" style:family="paragraph" style:parent-style-name="Standard">
      <style:text-properties officeooo:rsid="008e86fa" officeooo:paragraph-rsid="01e992c8"/>
    </style:style>
    <style:style style:name="P31" style:family="paragraph" style:parent-style-name="Standard">
      <style:text-properties officeooo:rsid="008e86fa" officeooo:paragraph-rsid="020f6986"/>
    </style:style>
    <style:style style:name="P32" style:family="paragraph" style:parent-style-name="Standard">
      <style:text-properties officeooo:rsid="0081bbba" officeooo:paragraph-rsid="01e992c8"/>
    </style:style>
    <style:style style:name="P33" style:family="paragraph" style:parent-style-name="Standard">
      <style:text-properties officeooo:rsid="008f405e" officeooo:paragraph-rsid="01e992c8"/>
    </style:style>
    <style:style style:name="P34" style:family="paragraph" style:parent-style-name="Standard">
      <style:text-properties officeooo:rsid="008f88e2" officeooo:paragraph-rsid="01e992c8"/>
    </style:style>
    <style:style style:name="P35" style:family="paragraph" style:parent-style-name="Standard">
      <style:text-properties officeooo:rsid="008faff0" officeooo:paragraph-rsid="01e992c8"/>
    </style:style>
    <style:style style:name="P36" style:family="paragraph" style:parent-style-name="Standard">
      <style:text-properties officeooo:rsid="002cdd30" officeooo:paragraph-rsid="01e992c8"/>
    </style:style>
    <style:style style:name="P37" style:family="paragraph" style:parent-style-name="Standard">
      <style:text-properties officeooo:rsid="00b52efc" officeooo:paragraph-rsid="01e992c8"/>
    </style:style>
    <style:style style:name="P38" style:family="paragraph" style:parent-style-name="Standard">
      <style:text-properties officeooo:rsid="00b7638d" officeooo:paragraph-rsid="01e992c8"/>
    </style:style>
    <style:style style:name="P39" style:family="paragraph" style:parent-style-name="Standard">
      <style:text-properties officeooo:rsid="003b5dae" officeooo:paragraph-rsid="01e992c8"/>
    </style:style>
    <style:style style:name="P40" style:family="paragraph" style:parent-style-name="Standard">
      <style:text-properties officeooo:rsid="008d7593" officeooo:paragraph-rsid="01e992c8"/>
    </style:style>
    <style:style style:name="P41" style:family="paragraph" style:parent-style-name="Standard">
      <style:text-properties officeooo:rsid="0026d1a6" officeooo:paragraph-rsid="01e992c8"/>
    </style:style>
    <style:style style:name="P42" style:family="paragraph" style:parent-style-name="Standard">
      <style:text-properties officeooo:rsid="0020392f" officeooo:paragraph-rsid="01e992c8"/>
    </style:style>
    <style:style style:name="P43" style:family="paragraph" style:parent-style-name="Standard">
      <style:text-properties officeooo:paragraph-rsid="01e992c8"/>
    </style:style>
    <style:style style:name="P44" style:family="paragraph" style:parent-style-name="Standard">
      <style:text-properties officeooo:rsid="01f00817" officeooo:paragraph-rsid="01f00817"/>
    </style:style>
    <style:style style:name="P45" style:family="paragraph" style:parent-style-name="Standard">
      <style:text-properties officeooo:rsid="01f09c46" officeooo:paragraph-rsid="01f09c46"/>
    </style:style>
    <style:style style:name="P46" style:family="paragraph" style:parent-style-name="Standard">
      <style:text-properties officeooo:rsid="01f16c60" officeooo:paragraph-rsid="01f16c60"/>
    </style:style>
    <style:style style:name="P47" style:family="paragraph" style:parent-style-name="Standard">
      <style:text-properties officeooo:rsid="01f3b702" officeooo:paragraph-rsid="01f3b702"/>
    </style:style>
    <style:style style:name="P48" style:family="paragraph" style:parent-style-name="Standard">
      <style:text-properties officeooo:rsid="01fb8589" officeooo:paragraph-rsid="01fb8589"/>
    </style:style>
    <style:style style:name="P49" style:family="paragraph" style:parent-style-name="Standard">
      <style:text-properties officeooo:rsid="002a4940" officeooo:paragraph-rsid="01fc0037"/>
    </style:style>
    <style:style style:name="P50" style:family="paragraph" style:parent-style-name="Standard">
      <style:text-properties officeooo:rsid="01fdaf6e" officeooo:paragraph-rsid="01fdaf6e"/>
    </style:style>
    <style:style style:name="P51" style:family="paragraph" style:parent-style-name="Standard">
      <style:text-properties officeooo:rsid="01fdaf6e" officeooo:paragraph-rsid="0200c79b"/>
    </style:style>
    <style:style style:name="P52" style:family="paragraph" style:parent-style-name="Standard">
      <style:text-properties officeooo:rsid="01fdaf6e" officeooo:paragraph-rsid="0209eddf"/>
    </style:style>
    <style:style style:name="P53" style:family="paragraph" style:parent-style-name="Standard">
      <style:text-properties officeooo:rsid="02030fcc" officeooo:paragraph-rsid="0205ca81"/>
    </style:style>
    <style:style style:name="P54" style:family="paragraph" style:parent-style-name="Standard">
      <style:text-properties officeooo:rsid="020bbd28" officeooo:paragraph-rsid="020bbd28"/>
    </style:style>
    <style:style style:name="P55" style:family="paragraph" style:parent-style-name="Standard">
      <style:text-properties officeooo:rsid="020c4d1c" officeooo:paragraph-rsid="020d9960"/>
    </style:style>
    <style:style style:name="P56" style:family="paragraph" style:parent-style-name="Standard">
      <style:text-properties officeooo:rsid="01853a26" officeooo:paragraph-rsid="020dbaba"/>
    </style:style>
    <style:style style:name="P57" style:family="paragraph" style:parent-style-name="Standard">
      <style:text-properties officeooo:rsid="021c7e5d" officeooo:paragraph-rsid="021c7e5d"/>
    </style:style>
    <style:style style:name="P58" style:family="paragraph" style:parent-style-name="Standard">
      <style:text-properties officeooo:rsid="01fc0037" officeooo:paragraph-rsid="01fc0037"/>
    </style:style>
    <style:style style:name="P59" style:family="paragraph" style:parent-style-name="Standard">
      <style:text-properties officeooo:rsid="02064410" officeooo:paragraph-rsid="0209eddf"/>
    </style:style>
    <style:style style:name="P60" style:family="paragraph" style:parent-style-name="Standard">
      <style:text-properties officeooo:rsid="017ec8b7" officeooo:paragraph-rsid="020dbaba"/>
    </style:style>
    <style:style style:name="P61" style:family="paragraph" style:parent-style-name="Text_20_body">
      <style:text-properties officeooo:rsid="007a1e08" officeooo:paragraph-rsid="007a1e08"/>
    </style:style>
    <style:style style:name="P62" style:family="paragraph" style:parent-style-name="Standard">
      <style:paragraph-properties fo:margin-left="0in" fo:margin-right="0in" fo:text-indent="0in" style:auto-text-indent="false"/>
      <style:text-properties officeooo:rsid="00222306" officeooo:paragraph-rsid="01e992c8"/>
    </style:style>
    <style:style style:name="P63" style:family="paragraph" style:parent-style-name="Standard">
      <style:paragraph-properties fo:margin-left="0in" fo:margin-right="0in" fo:text-indent="0in" style:auto-text-indent="false"/>
      <style:text-properties officeooo:rsid="0020392f" officeooo:paragraph-rsid="01e992c8"/>
    </style:style>
    <style:style style:name="P64" style:family="paragraph" style:parent-style-name="Standard">
      <style:paragraph-properties fo:margin-left="0in" fo:margin-right="0in" fo:text-indent="0in" style:auto-text-indent="false"/>
      <style:text-properties officeooo:rsid="002e9df4" officeooo:paragraph-rsid="01e992c8"/>
    </style:style>
    <style:style style:name="P65" style:family="paragraph" style:parent-style-name="Standard">
      <style:paragraph-properties fo:margin-left="0in" fo:margin-right="0in" fo:text-indent="0in" style:auto-text-indent="false"/>
      <style:text-properties officeooo:rsid="002e9df4" officeooo:paragraph-rsid="0227aacd"/>
    </style:style>
    <style:style style:name="P66" style:family="paragraph" style:parent-style-name="Standard">
      <style:paragraph-properties fo:margin-left="0in" fo:margin-right="0in" fo:text-indent="0in" style:auto-text-indent="false"/>
      <style:text-properties officeooo:rsid="00c74067" officeooo:paragraph-rsid="01e992c8"/>
    </style:style>
    <style:style style:name="P67" style:family="paragraph" style:parent-style-name="Standard">
      <style:paragraph-properties fo:margin-left="0in" fo:margin-right="0in" fo:text-indent="0in" style:auto-text-indent="false"/>
      <style:text-properties officeooo:rsid="00c74067" officeooo:paragraph-rsid="021cb457"/>
    </style:style>
    <style:style style:name="P68" style:family="paragraph" style:parent-style-name="Standard">
      <style:paragraph-properties fo:margin-left="0in" fo:margin-right="0in" fo:text-indent="0in" style:auto-text-indent="false"/>
      <style:text-properties officeooo:rsid="00c74067" officeooo:paragraph-rsid="021fbec9"/>
    </style:style>
    <style:style style:name="P69" style:family="paragraph" style:parent-style-name="Standard">
      <style:paragraph-properties fo:margin-left="0in" fo:margin-right="0in" fo:text-indent="0in" style:auto-text-indent="false"/>
      <style:text-properties officeooo:rsid="00c74067" officeooo:paragraph-rsid="022162d7"/>
    </style:style>
    <style:style style:name="P70" style:family="paragraph" style:parent-style-name="Standard">
      <style:paragraph-properties fo:margin-left="0in" fo:margin-right="0in" fo:text-indent="0in" style:auto-text-indent="false"/>
      <style:text-properties officeooo:rsid="00c74067" officeooo:paragraph-rsid="0222637c"/>
    </style:style>
    <style:style style:name="P71" style:family="paragraph" style:parent-style-name="Standard">
      <style:paragraph-properties fo:margin-left="0in" fo:margin-right="0in" fo:text-indent="0in" style:auto-text-indent="false"/>
      <style:text-properties officeooo:rsid="00cd5d61" officeooo:paragraph-rsid="01e992c8"/>
    </style:style>
    <style:style style:name="P72" style:family="paragraph" style:parent-style-name="Standard">
      <style:paragraph-properties fo:margin-left="0in" fo:margin-right="0in" fo:text-indent="0in" style:auto-text-indent="false"/>
      <style:text-properties officeooo:rsid="00cd5d61" officeooo:paragraph-rsid="0227aacd"/>
    </style:style>
    <style:style style:name="P73" style:family="paragraph" style:parent-style-name="Standard">
      <style:paragraph-properties fo:margin-left="0in" fo:margin-right="0in" fo:text-indent="0in" style:auto-text-indent="false"/>
      <style:text-properties officeooo:rsid="00ce2407" officeooo:paragraph-rsid="01e992c8"/>
    </style:style>
    <style:style style:name="P74" style:family="paragraph" style:parent-style-name="Standard">
      <style:paragraph-properties fo:margin-left="0in" fo:margin-right="0in" fo:text-indent="0in" style:auto-text-indent="false"/>
      <style:text-properties officeooo:rsid="00ce2407" officeooo:paragraph-rsid="0227aacd"/>
    </style:style>
    <style:style style:name="P75" style:family="paragraph" style:parent-style-name="Standard">
      <style:paragraph-properties fo:margin-left="0in" fo:margin-right="0in" fo:text-indent="0in" style:auto-text-indent="false"/>
      <style:text-properties fo:font-weight="normal" officeooo:rsid="00d8625b" officeooo:paragraph-rsid="01e992c8" style:font-weight-asian="normal" style:font-weight-complex="normal"/>
    </style:style>
    <style:style style:name="P76" style:family="paragraph" style:parent-style-name="Standard">
      <style:paragraph-properties fo:margin-left="0in" fo:margin-right="0in" fo:text-indent="0in" style:auto-text-indent="false"/>
      <style:text-properties fo:font-weight="normal" officeooo:rsid="00333b6e" officeooo:paragraph-rsid="01e992c8" style:font-weight-asian="normal" style:font-weight-complex="normal"/>
    </style:style>
    <style:style style:name="P77" style:family="paragraph" style:parent-style-name="Standard">
      <style:paragraph-properties fo:margin-left="0in" fo:margin-right="0in" fo:text-indent="0in" style:auto-text-indent="false"/>
      <style:text-properties fo:font-weight="normal" officeooo:rsid="005ccefb" officeooo:paragraph-rsid="01e992c8" style:font-weight-asian="normal" style:font-weight-complex="normal"/>
    </style:style>
    <style:style style:name="P78" style:family="paragraph" style:parent-style-name="Standard">
      <style:paragraph-properties fo:margin-left="0in" fo:margin-right="0in" fo:text-indent="0in" style:auto-text-indent="false"/>
      <style:text-properties fo:font-weight="normal" officeooo:rsid="021fcf7e" officeooo:paragraph-rsid="0223a5b6" style:font-weight-asian="normal" style:font-weight-complex="normal"/>
    </style:style>
    <style:style style:name="P79" style:family="paragraph" style:parent-style-name="Standard">
      <style:paragraph-properties fo:margin-left="0in" fo:margin-right="0in" fo:text-indent="0in" style:auto-text-indent="false"/>
      <style:text-properties fo:font-weight="normal" officeooo:rsid="00ce2407" officeooo:paragraph-rsid="0227aacd" style:font-weight-asian="normal" style:font-weight-complex="normal"/>
    </style:style>
    <style:style style:name="P80" style:family="paragraph" style:parent-style-name="Standard">
      <style:paragraph-properties fo:margin-left="0in" fo:margin-right="0in" fo:text-indent="0in" style:auto-text-indent="false"/>
      <style:text-properties fo:font-weight="normal" officeooo:rsid="00d3b086" officeooo:paragraph-rsid="022162d7" style:font-weight-asian="normal" style:font-weight-complex="normal"/>
    </style:style>
    <style:style style:name="P81" style:family="paragraph" style:parent-style-name="Standard">
      <style:paragraph-properties fo:margin-left="0in" fo:margin-right="0in" fo:text-indent="0in" style:auto-text-indent="false"/>
      <style:text-properties officeooo:rsid="00e77b02" officeooo:paragraph-rsid="01e992c8"/>
    </style:style>
    <style:style style:name="P82" style:family="paragraph" style:parent-style-name="Standard">
      <style:paragraph-properties fo:margin-left="0in" fo:margin-right="0in" fo:text-indent="0in" style:auto-text-indent="false"/>
      <style:text-properties officeooo:rsid="00210c23" officeooo:paragraph-rsid="01e992c8"/>
    </style:style>
    <style:style style:name="P83" style:family="paragraph" style:parent-style-name="Standard">
      <style:paragraph-properties fo:margin-left="0in" fo:margin-right="0in" fo:text-indent="0in" style:auto-text-indent="false"/>
      <style:text-properties officeooo:rsid="00555046" officeooo:paragraph-rsid="01e992c8"/>
    </style:style>
    <style:style style:name="P84" style:family="paragraph" style:parent-style-name="Standard">
      <style:paragraph-properties fo:margin-left="0in" fo:margin-right="0in" fo:text-indent="0in" style:auto-text-indent="false"/>
      <style:text-properties officeooo:rsid="0098fd07" officeooo:paragraph-rsid="01e992c8"/>
    </style:style>
    <style:style style:name="P85" style:family="paragraph" style:parent-style-name="Standard">
      <style:paragraph-properties fo:margin-left="0in" fo:margin-right="0in" fo:text-indent="0in" style:auto-text-indent="false"/>
      <style:text-properties officeooo:rsid="00211b47" officeooo:paragraph-rsid="01e992c8"/>
    </style:style>
    <style:style style:name="P86" style:family="paragraph" style:parent-style-name="Standard">
      <style:paragraph-properties fo:margin-left="0in" fo:margin-right="0in" fo:text-indent="0in" style:auto-text-indent="false"/>
      <style:text-properties officeooo:rsid="00572cd4" officeooo:paragraph-rsid="01e992c8"/>
    </style:style>
    <style:style style:name="P87" style:family="paragraph" style:parent-style-name="Standard">
      <style:paragraph-properties fo:margin-left="0in" fo:margin-right="0in" fo:text-indent="0in" style:auto-text-indent="false"/>
      <style:text-properties officeooo:rsid="00eabc7d" officeooo:paragraph-rsid="01e992c8"/>
    </style:style>
    <style:style style:name="P88" style:family="paragraph" style:parent-style-name="Standard">
      <style:paragraph-properties fo:margin-left="0in" fo:margin-right="0in" fo:text-indent="0in" style:auto-text-indent="false"/>
      <style:text-properties officeooo:rsid="00eafd05" officeooo:paragraph-rsid="01e992c8"/>
    </style:style>
    <style:style style:name="P89" style:family="paragraph" style:parent-style-name="Standard">
      <style:paragraph-properties fo:margin-left="0in" fo:margin-right="0in" fo:text-indent="0in" style:auto-text-indent="false"/>
      <style:text-properties officeooo:rsid="0033faa9" officeooo:paragraph-rsid="01e992c8"/>
    </style:style>
    <style:style style:name="P90" style:family="paragraph" style:parent-style-name="Standard">
      <style:paragraph-properties fo:margin-left="0in" fo:margin-right="0in" fo:text-indent="0in" style:auto-text-indent="false"/>
      <style:text-properties officeooo:rsid="0057a947" officeooo:paragraph-rsid="01e992c8"/>
    </style:style>
    <style:style style:name="P91" style:family="paragraph" style:parent-style-name="Standard">
      <style:paragraph-properties fo:margin-left="0in" fo:margin-right="0in" fo:text-indent="0in" style:auto-text-indent="false"/>
      <style:text-properties officeooo:paragraph-rsid="01e992c8"/>
    </style:style>
    <style:style style:name="P92" style:family="paragraph" style:parent-style-name="Standard">
      <style:paragraph-properties fo:margin-left="0in" fo:margin-right="0in" fo:text-indent="0in" style:auto-text-indent="false"/>
      <style:text-properties officeooo:rsid="021fcf7e" officeooo:paragraph-rsid="021fcf7e"/>
    </style:style>
    <style:style style:name="P93" style:family="paragraph" style:parent-style-name="Standard">
      <style:paragraph-properties fo:margin-left="0in" fo:margin-right="0in" fo:text-indent="0in" style:auto-text-indent="false"/>
      <style:text-properties officeooo:rsid="02204648" officeooo:paragraph-rsid="02204648"/>
    </style:style>
    <style:style style:name="P94" style:family="paragraph" style:parent-style-name="Standard">
      <style:paragraph-properties fo:margin-left="0in" fo:margin-right="0in" fo:text-indent="0in" style:auto-text-indent="false"/>
      <style:text-properties officeooo:rsid="02204648" officeooo:paragraph-rsid="0227aacd"/>
    </style:style>
    <style:style style:name="P95" style:family="paragraph" style:parent-style-name="Standard">
      <style:paragraph-properties fo:margin-left="0in" fo:margin-right="0in" fo:text-indent="0in" style:auto-text-indent="false"/>
      <style:text-properties fo:font-weight="bold" officeooo:rsid="0228d842" officeooo:paragraph-rsid="0229361e" style:font-weight-asian="bold" style:font-weight-complex="bold"/>
    </style:style>
    <style:style style:name="P96" style:family="paragraph" style:parent-style-name="Standard">
      <style:paragraph-properties fo:margin-left="0in" fo:margin-right="0in" fo:text-indent="0in" style:auto-text-indent="false"/>
      <style:text-properties fo:font-weight="bold" officeooo:rsid="0029223a" officeooo:paragraph-rsid="01e992c8" style:font-weight-asian="bold" style:font-weight-complex="bold"/>
    </style:style>
    <style:style style:name="P97" style:family="paragraph" style:parent-style-name="Standard">
      <style:paragraph-properties fo:margin-left="0in" fo:margin-right="0in" fo:text-indent="0in" style:auto-text-indent="false"/>
      <style:text-properties officeooo:rsid="023027ed" officeooo:paragraph-rsid="023027ed"/>
    </style:style>
    <style:style style:name="P98" style:family="paragraph" style:parent-style-name="Standard">
      <style:paragraph-properties fo:margin-left="0in" fo:margin-right="0in" fo:text-indent="0in" style:auto-text-indent="false"/>
      <style:text-properties officeooo:rsid="0230adce" officeooo:paragraph-rsid="0230adce"/>
    </style:style>
    <style:style style:name="P99" style:family="paragraph" style:parent-style-name="Standard" style:list-style-name="L1">
      <style:text-properties officeooo:rsid="0084f3d8" officeooo:paragraph-rsid="01e992c8"/>
    </style:style>
    <style:style style:name="P100" style:family="paragraph" style:parent-style-name="Standard" style:list-style-name="L2">
      <style:paragraph-properties fo:text-align="start" style:justify-single-word="false"/>
      <style:text-properties officeooo:rsid="0084f3d8" officeooo:paragraph-rsid="01e992c8"/>
    </style:style>
    <style:style style:name="P101" style:family="paragraph" style:parent-style-name="Standard" style:list-style-name="L2">
      <style:paragraph-properties fo:text-align="start" style:justify-single-word="false"/>
      <style:text-properties officeooo:rsid="0084f3d8" officeooo:paragraph-rsid="01fa342b"/>
    </style:style>
    <style:style style:name="P102" style:family="paragraph" style:parent-style-name="Standard" style:list-style-name="L1">
      <style:text-properties officeooo:rsid="01ee4355" officeooo:paragraph-rsid="01ee4355"/>
    </style:style>
    <style:style style:name="P103" style:family="paragraph" style:parent-style-name="Standard" style:list-style-name="L2">
      <style:paragraph-properties fo:text-align="start" style:justify-single-word="false"/>
      <style:text-properties fo:font-weight="bold" officeooo:rsid="0035bee7" officeooo:paragraph-rsid="01ee4355" style:font-weight-asian="bold" style:font-weight-complex="bold"/>
    </style:style>
    <style:style style:name="P104" style:family="paragraph" style:parent-style-name="Standard" style:list-style-name="L2">
      <style:paragraph-properties fo:text-align="start" style:justify-single-word="false"/>
      <style:text-properties fo:font-weight="bold" officeooo:rsid="0035bee7" officeooo:paragraph-rsid="01fa342b" style:font-weight-asian="bold" style:font-weight-complex="bold"/>
    </style:style>
    <style:style style:name="P105" style:family="paragraph" style:parent-style-name="Standard" style:list-style-name="L3">
      <style:text-properties officeooo:rsid="01f00817" officeooo:paragraph-rsid="01f00817"/>
    </style:style>
    <style:style style:name="P106" style:family="paragraph" style:parent-style-name="Standard" style:list-style-name="L4">
      <style:text-properties officeooo:rsid="01f16c60" officeooo:paragraph-rsid="01f16c60"/>
    </style:style>
    <style:style style:name="P107" style:family="paragraph" style:parent-style-name="Standard" style:list-style-name="L4">
      <style:text-properties officeooo:rsid="01f16c60" officeooo:paragraph-rsid="01f34fbe"/>
    </style:style>
    <style:style style:name="P108" style:family="paragraph" style:parent-style-name="Standard" style:list-style-name="L5">
      <style:text-properties officeooo:rsid="02030fcc" officeooo:paragraph-rsid="01fc0037"/>
    </style:style>
    <style:style style:name="P109" style:family="paragraph" style:parent-style-name="Standard" style:list-style-name="L5">
      <style:text-properties officeooo:rsid="02023885" officeooo:paragraph-rsid="01fc0037"/>
    </style:style>
    <style:style style:name="P110" style:family="paragraph" style:parent-style-name="Standard" style:list-style-name="L7">
      <style:text-properties officeooo:rsid="00bc4efb" officeooo:paragraph-rsid="01e992c8"/>
    </style:style>
    <style:style style:name="P111" style:family="paragraph" style:parent-style-name="Standard" style:list-style-name="L7">
      <style:text-properties officeooo:rsid="00be7bdb" officeooo:paragraph-rsid="01e992c8"/>
    </style:style>
    <style:style style:name="P112" style:family="paragraph" style:parent-style-name="Standard" style:list-style-name="L8">
      <style:text-properties officeooo:paragraph-rsid="0219586d"/>
    </style:style>
    <style:style style:name="P113" style:family="paragraph" style:parent-style-name="Standard" style:list-style-name="L8">
      <style:text-properties officeooo:paragraph-rsid="01e992c8"/>
    </style:style>
    <style:style style:name="P114" style:family="paragraph" style:parent-style-name="Standard" style:list-style-name="L10">
      <style:text-properties officeooo:paragraph-rsid="01e992c8"/>
    </style:style>
    <style:style style:name="P115" style:family="paragraph" style:parent-style-name="Standard" style:list-style-name="L10">
      <style:text-properties officeooo:rsid="022d5838" officeooo:paragraph-rsid="022de6cd"/>
    </style:style>
    <style:style style:name="P116" style:family="paragraph" style:parent-style-name="Standard">
      <style:text-properties officeooo:paragraph-rsid="01e992c8"/>
    </style:style>
    <style:style style:name="P117" style:family="paragraph" style:parent-style-name="Standard">
      <style:paragraph-properties fo:margin-left="0in" fo:margin-right="0in" fo:text-indent="0in" style:auto-text-indent="false"/>
      <style:text-properties fo:font-weight="normal" officeooo:rsid="00333b6e" officeooo:paragraph-rsid="01e992c8" style:font-weight-asian="normal" style:font-weight-complex="normal"/>
    </style:style>
    <style:style style:name="P118" style:family="paragraph" style:parent-style-name="Text_20_body" style:list-style-name="L6"/>
    <style:style style:name="P119" style:family="paragraph" style:parent-style-name="Text_20_body" style:list-style-name="L9">
      <style:text-properties officeooo:paragraph-rsid="01e992c8"/>
    </style:style>
    <style:style style:name="P120" style:family="paragraph" style:parent-style-name="Heading_20_3">
      <style:text-properties officeooo:paragraph-rsid="01e992c8"/>
    </style:style>
    <style:style style:name="P121" style:family="paragraph" style:parent-style-name="Heading_20_4">
      <style:text-properties officeooo:paragraph-rsid="0205ca81"/>
    </style:style>
    <style:style style:name="P122" style:family="paragraph" style:parent-style-name="Heading_20_4">
      <style:text-properties officeooo:paragraph-rsid="020f6986"/>
    </style:style>
    <style:style style:name="P123" style:family="paragraph" style:parent-style-name="Heading_20_4">
      <style:text-properties officeooo:paragraph-rsid="01e992c8"/>
    </style:style>
    <style:style style:name="P124" style:family="paragraph" style:parent-style-name="Heading_20_4">
      <style:text-properties officeooo:rsid="00bb4f2d" officeooo:paragraph-rsid="01e992c8"/>
    </style:style>
    <style:style style:name="P125" style:family="paragraph" style:parent-style-name="Heading_20_5">
      <style:text-properties officeooo:paragraph-rsid="01e992c8"/>
    </style:style>
    <style:style style:name="P126" style:family="paragraph" style:parent-style-name="Heading_20_5">
      <style:text-properties officeooo:paragraph-rsid="0221480c"/>
    </style:style>
    <style:style style:name="T1" style:family="text">
      <style:text-properties officeooo:rsid="00f878f5"/>
    </style:style>
    <style:style style:name="T2" style:family="text">
      <style:text-properties officeooo:rsid="0060d47f"/>
    </style:style>
    <style:style style:name="T3" style:family="text">
      <style:text-properties fo:font-weight="bold" style:font-weight-asian="bold" style:font-weight-complex="bold"/>
    </style:style>
    <style:style style:name="T4" style:family="text">
      <style:text-properties fo:font-weight="bold" officeooo:rsid="002a4940" style:font-weight-asian="bold" style:font-weight-complex="bold"/>
    </style:style>
    <style:style style:name="T5" style:family="text">
      <style:text-properties fo:font-weight="bold" officeooo:rsid="0031d7fa" style:font-weight-asian="bold" style:font-weight-complex="bold"/>
    </style:style>
    <style:style style:name="T6" style:family="text">
      <style:text-properties fo:font-weight="bold" officeooo:rsid="00333b6e" style:font-weight-asian="bold" style:font-weight-complex="bold"/>
    </style:style>
    <style:style style:name="T7" style:family="text">
      <style:text-properties fo:font-weight="bold" officeooo:rsid="0036c5ec" style:font-weight-asian="bold" style:font-weight-complex="bold"/>
    </style:style>
    <style:style style:name="T8" style:family="text">
      <style:text-properties fo:font-weight="bold" officeooo:rsid="0040f4c0" style:font-weight-asian="bold" style:font-weight-complex="bold"/>
    </style:style>
    <style:style style:name="T9" style:family="text">
      <style:text-properties fo:font-weight="bold" officeooo:rsid="005b05a9" style:font-weight-asian="bold" style:font-weight-complex="bold"/>
    </style:style>
    <style:style style:name="T10" style:family="text">
      <style:text-properties fo:font-weight="bold" officeooo:rsid="002882de" style:font-weight-asian="bold" style:font-weight-complex="bold"/>
    </style:style>
    <style:style style:name="T11" style:family="text">
      <style:text-properties fo:font-weight="bold" officeooo:rsid="003ef2fa" style:font-weight-asian="bold" style:font-weight-complex="bold"/>
    </style:style>
    <style:style style:name="T12" style:family="text">
      <style:text-properties fo:font-weight="bold" officeooo:rsid="00b7638d" style:font-weight-asian="bold" style:font-weight-complex="bold"/>
    </style:style>
    <style:style style:name="T13" style:family="text">
      <style:text-properties fo:font-weight="bold" officeooo:rsid="002cdd30" style:font-weight-asian="bold" style:font-weight-complex="bold"/>
    </style:style>
    <style:style style:name="T14" style:family="text">
      <style:text-properties fo:font-weight="bold" officeooo:rsid="00b52efc" style:font-weight-asian="bold" style:font-weight-complex="bold"/>
    </style:style>
    <style:style style:name="T15" style:family="text">
      <style:text-properties fo:font-weight="bold" officeooo:rsid="0025aff7" style:font-weight-asian="bold" style:font-weight-complex="bold"/>
    </style:style>
    <style:style style:name="T16" style:family="text">
      <style:text-properties fo:font-weight="bold" officeooo:rsid="0026d1a6" style:font-weight-asian="bold" style:font-weight-complex="bold"/>
    </style:style>
    <style:style style:name="T17" style:family="text">
      <style:text-properties fo:font-weight="bold" officeooo:rsid="00967af8" style:font-weight-asian="bold" style:font-weight-complex="bold"/>
    </style:style>
    <style:style style:name="T18" style:family="text">
      <style:text-properties fo:font-weight="bold" officeooo:rsid="00955be2" style:font-weight-asian="bold" style:font-weight-complex="bold"/>
    </style:style>
    <style:style style:name="T19" style:family="text">
      <style:text-properties fo:font-weight="bold" officeooo:rsid="008d7593" style:font-weight-asian="bold" style:font-weight-complex="bold"/>
    </style:style>
    <style:style style:name="T20" style:family="text">
      <style:text-properties fo:font-weight="bold" officeooo:rsid="00bb6588" style:font-weight-asian="bold" style:font-weight-complex="bold"/>
    </style:style>
    <style:style style:name="T21" style:family="text">
      <style:text-properties fo:font-weight="bold" officeooo:rsid="00c047ab" style:font-weight-asian="bold" style:font-weight-complex="bold"/>
    </style:style>
    <style:style style:name="T22" style:family="text">
      <style:text-properties fo:font-weight="bold" officeooo:rsid="0029223a" style:font-weight-asian="bold" style:font-weight-complex="bold"/>
    </style:style>
    <style:style style:name="T23" style:family="text">
      <style:text-properties fo:font-weight="bold" officeooo:rsid="00d3b086" style:font-weight-asian="bold" style:font-weight-complex="bold"/>
    </style:style>
    <style:style style:name="T24" style:family="text">
      <style:text-properties fo:font-weight="bold" officeooo:rsid="00ef01f0" style:font-weight-asian="bold" style:font-weight-complex="bold"/>
    </style:style>
    <style:style style:name="T25" style:family="text">
      <style:text-properties fo:font-weight="bold" officeooo:rsid="00bb4f2d" style:font-weight-asian="bold" style:font-weight-complex="bold"/>
    </style:style>
    <style:style style:name="T26" style:family="text">
      <style:text-properties fo:font-weight="bold" officeooo:rsid="00eba38b" style:font-weight-asian="bold" style:font-weight-complex="bold"/>
    </style:style>
    <style:style style:name="T27" style:family="text">
      <style:text-properties fo:font-weight="bold" officeooo:rsid="00ace353" style:font-weight-asian="bold" style:font-weight-complex="bold"/>
    </style:style>
    <style:style style:name="T28" style:family="text">
      <style:text-properties fo:font-weight="bold" officeooo:rsid="01de32f1" style:font-weight-asian="bold" style:font-weight-complex="bold"/>
    </style:style>
    <style:style style:name="T29" style:family="text">
      <style:text-properties fo:font-weight="bold" officeooo:rsid="01e484fd" style:font-weight-asian="bold" style:font-weight-complex="bold"/>
    </style:style>
    <style:style style:name="T30" style:family="text">
      <style:text-properties fo:font-weight="bold" officeooo:rsid="01e5f447" style:font-weight-asian="bold" style:font-weight-complex="bold"/>
    </style:style>
    <style:style style:name="T31" style:family="text">
      <style:text-properties fo:font-weight="bold" officeooo:rsid="01e686f6" style:font-weight-asian="bold" style:font-weight-complex="bold"/>
    </style:style>
    <style:style style:name="T32" style:family="text">
      <style:text-properties fo:font-weight="bold" officeooo:rsid="0035bee7" style:font-weight-asian="bold" style:font-weight-complex="bold"/>
    </style:style>
    <style:style style:name="T33" style:family="text">
      <style:text-properties fo:font-weight="bold" officeooo:rsid="01c5bf55" style:font-weight-asian="bold" style:font-weight-complex="bold"/>
    </style:style>
    <style:style style:name="T34" style:family="text">
      <style:text-properties fo:font-weight="bold" officeooo:rsid="0066d497" style:font-weight-asian="bold" style:font-weight-complex="bold"/>
    </style:style>
    <style:style style:name="T35" style:family="text">
      <style:text-properties fo:font-weight="bold" officeooo:rsid="01cf9dad" style:font-weight-asian="bold" style:font-weight-complex="bold"/>
    </style:style>
    <style:style style:name="T36" style:family="text">
      <style:text-properties fo:font-weight="bold" officeooo:rsid="003641e8" style:font-weight-asian="bold" style:font-weight-complex="bold"/>
    </style:style>
    <style:style style:name="T37" style:family="text">
      <style:text-properties fo:font-weight="bold" officeooo:rsid="01853a26" style:font-weight-asian="bold" style:font-weight-complex="bold"/>
    </style:style>
    <style:style style:name="T38" style:family="text">
      <style:text-properties fo:font-weight="bold" officeooo:rsid="01848c21" style:font-weight-asian="bold" style:font-weight-complex="bold"/>
    </style:style>
    <style:style style:name="T39" style:family="text">
      <style:text-properties fo:font-weight="bold" officeooo:rsid="0078c98f" style:font-weight-asian="bold" style:font-weight-complex="bold"/>
    </style:style>
    <style:style style:name="T40" style:family="text">
      <style:text-properties fo:font-weight="bold" officeooo:rsid="00fe0b3d" style:font-weight-asian="bold" style:font-weight-complex="bold"/>
    </style:style>
    <style:style style:name="T41" style:family="text">
      <style:text-properties fo:font-weight="bold" officeooo:rsid="007d1e68" style:font-weight-asian="bold" style:font-weight-complex="bold"/>
    </style:style>
    <style:style style:name="T42" style:family="text">
      <style:text-properties fo:font-weight="bold" officeooo:rsid="007ff658" style:font-weight-asian="bold" style:font-weight-complex="bold"/>
    </style:style>
    <style:style style:name="T43" style:family="text">
      <style:text-properties fo:font-weight="bold" officeooo:rsid="00d7d9b6" style:font-weight-asian="bold" style:font-weight-complex="bold"/>
    </style:style>
    <style:style style:name="T44" style:family="text">
      <style:text-properties fo:font-weight="bold" officeooo:rsid="007060cc" style:font-weight-asian="bold" style:font-weight-complex="bold"/>
    </style:style>
    <style:style style:name="T45" style:family="text">
      <style:text-properties fo:font-weight="bold" officeooo:rsid="003b5dae" style:font-weight-asian="bold" style:font-weight-complex="bold"/>
    </style:style>
    <style:style style:name="T46" style:family="text">
      <style:text-properties fo:font-weight="bold" officeooo:rsid="007af399" style:font-weight-asian="bold" style:font-weight-complex="bold"/>
    </style:style>
    <style:style style:name="T47" style:family="text">
      <style:text-properties fo:font-weight="bold" officeooo:rsid="00bb9a92" style:font-weight-asian="bold" style:font-weight-complex="bold"/>
    </style:style>
    <style:style style:name="T48" style:family="text">
      <style:text-properties fo:font-weight="bold" officeooo:rsid="01c91727" style:font-weight-asian="bold" style:font-weight-complex="bold"/>
    </style:style>
    <style:style style:name="T49" style:family="text">
      <style:text-properties fo:font-weight="bold" officeooo:rsid="01cc0183" style:font-weight-asian="bold" style:font-weight-complex="bold"/>
    </style:style>
    <style:style style:name="T50" style:family="text">
      <style:text-properties fo:font-weight="bold" officeooo:rsid="01e992c8" style:font-weight-asian="bold" style:font-weight-complex="bold"/>
    </style:style>
    <style:style style:name="T51" style:family="text">
      <style:text-properties fo:font-weight="bold" officeooo:rsid="01eb86cc" style:font-weight-asian="bold" style:font-weight-complex="bold"/>
    </style:style>
    <style:style style:name="T52" style:family="text">
      <style:text-properties fo:font-weight="bold" officeooo:rsid="01eca28b" style:font-weight-asian="bold" style:font-weight-complex="bold"/>
    </style:style>
    <style:style style:name="T53" style:family="text">
      <style:text-properties fo:font-weight="bold" officeooo:rsid="01f4315f" style:font-weight-asian="bold" style:font-weight-complex="bold"/>
    </style:style>
    <style:style style:name="T54" style:family="text">
      <style:text-properties fo:font-weight="bold" officeooo:rsid="01fa342b" style:font-weight-asian="bold" style:font-weight-complex="bold"/>
    </style:style>
    <style:style style:name="T55" style:family="text">
      <style:text-properties fo:font-weight="bold" officeooo:rsid="0200c79b" style:font-weight-asian="bold" style:font-weight-complex="bold"/>
    </style:style>
    <style:style style:name="T56" style:family="text">
      <style:text-properties fo:font-weight="bold" officeooo:rsid="01ff188c" style:font-weight-asian="bold" style:font-weight-complex="bold"/>
    </style:style>
    <style:style style:name="T57" style:family="text">
      <style:text-properties fo:font-weight="bold" officeooo:rsid="02064410" style:font-weight-asian="bold" style:font-weight-complex="bold"/>
    </style:style>
    <style:style style:name="T58" style:family="text">
      <style:text-properties fo:font-weight="bold" officeooo:rsid="020848c3" style:font-weight-asian="bold" style:font-weight-complex="bold"/>
    </style:style>
    <style:style style:name="T59" style:family="text">
      <style:text-properties fo:font-weight="bold" officeooo:rsid="020d9960" style:font-weight-asian="bold" style:font-weight-complex="bold"/>
    </style:style>
    <style:style style:name="T60" style:family="text">
      <style:text-properties fo:font-weight="bold" officeooo:rsid="020dbaba" style:font-weight-asian="bold" style:font-weight-complex="bold"/>
    </style:style>
    <style:style style:name="T61" style:family="text">
      <style:text-properties fo:font-weight="bold" officeooo:rsid="008f405e" style:font-weight-asian="bold" style:font-weight-complex="bold"/>
    </style:style>
    <style:style style:name="T62" style:family="text">
      <style:text-properties fo:font-weight="bold" officeooo:rsid="00c74067" style:font-weight-asian="bold" style:font-weight-complex="bold"/>
    </style:style>
    <style:style style:name="T63" style:family="text">
      <style:text-properties fo:font-weight="bold" officeooo:rsid="021982b1" style:font-weight-asian="bold" style:font-weight-complex="bold"/>
    </style:style>
    <style:style style:name="T64" style:family="text">
      <style:text-properties fo:font-weight="bold" officeooo:rsid="021ad1f3" style:font-weight-asian="bold" style:font-weight-complex="bold"/>
    </style:style>
    <style:style style:name="T65" style:family="text">
      <style:text-properties fo:font-weight="bold" officeooo:rsid="0219586d" style:font-weight-asian="bold" style:font-weight-complex="bold"/>
    </style:style>
    <style:style style:name="T66" style:family="text">
      <style:text-properties fo:font-weight="bold" officeooo:rsid="021fbec9" style:font-weight-asian="bold" style:font-weight-complex="bold"/>
    </style:style>
    <style:style style:name="T67" style:family="text">
      <style:text-properties fo:font-weight="bold" officeooo:rsid="0221480c" style:font-weight-asian="bold" style:font-weight-complex="bold"/>
    </style:style>
    <style:style style:name="T68" style:family="text">
      <style:text-properties fo:font-weight="bold" officeooo:rsid="0223573e" style:font-weight-asian="bold" style:font-weight-complex="bold"/>
    </style:style>
    <style:style style:name="T69" style:family="text">
      <style:text-properties fo:font-weight="bold" officeooo:rsid="0223a5b6" style:font-weight-asian="bold" style:font-weight-complex="bold"/>
    </style:style>
    <style:style style:name="T70" style:family="text">
      <style:text-properties fo:font-weight="bold" officeooo:rsid="0227aacd" style:font-weight-asian="bold" style:font-weight-complex="bold"/>
    </style:style>
    <style:style style:name="T71" style:family="text">
      <style:text-properties fo:font-weight="bold" officeooo:rsid="022e673a" style:font-weight-asian="bold" style:font-weight-complex="bold"/>
    </style:style>
    <style:style style:name="T72" style:family="text">
      <style:text-properties fo:font-weight="bold" officeooo:rsid="0033faa9" style:font-weight-asian="bold" style:font-weight-complex="bold"/>
    </style:style>
    <style:style style:name="T73" style:family="text">
      <style:text-properties fo:font-weight="bold" officeooo:rsid="0235c078" style:font-weight-asian="bold" style:font-weight-complex="bold"/>
    </style:style>
    <style:style style:name="T74" style:family="text">
      <style:text-properties fo:font-weight="bold" officeooo:rsid="0236b23c" style:font-weight-asian="bold" style:font-weight-complex="bold"/>
    </style:style>
    <style:style style:name="T75" style:family="text">
      <style:text-properties officeooo:rsid="0025aff7"/>
    </style:style>
    <style:style style:name="T76" style:family="text">
      <style:text-properties officeooo:rsid="0026d1a6"/>
    </style:style>
    <style:style style:name="T77" style:family="text">
      <style:text-properties officeooo:rsid="002882de"/>
    </style:style>
    <style:style style:name="T78" style:family="text">
      <style:text-properties officeooo:rsid="0029223a"/>
    </style:style>
    <style:style style:name="T79" style:family="text">
      <style:text-properties officeooo:rsid="002c0523"/>
    </style:style>
    <style:style style:name="T80" style:family="text">
      <style:text-properties officeooo:rsid="002cdd30"/>
    </style:style>
    <style:style style:name="T81" style:family="text">
      <style:text-properties officeooo:rsid="00333b6e"/>
    </style:style>
    <style:style style:name="T82" style:family="text">
      <style:text-properties fo:font-weight="normal" style:font-weight-asian="normal" style:font-weight-complex="normal"/>
    </style:style>
    <style:style style:name="T83" style:family="text">
      <style:text-properties fo:font-weight="normal" officeooo:rsid="00333b6e" style:font-weight-asian="normal" style:font-weight-complex="normal"/>
    </style:style>
    <style:style style:name="T84" style:family="text">
      <style:text-properties fo:font-weight="normal" officeooo:rsid="005ccefb" style:font-weight-asian="normal" style:font-weight-complex="normal"/>
    </style:style>
    <style:style style:name="T85" style:family="text">
      <style:text-properties fo:font-weight="normal" officeooo:rsid="005e1f04" style:font-weight-asian="normal" style:font-weight-complex="normal"/>
    </style:style>
    <style:style style:name="T86" style:family="text">
      <style:text-properties fo:font-weight="normal" officeooo:rsid="00967af8" style:font-weight-asian="normal" style:font-weight-complex="normal"/>
    </style:style>
    <style:style style:name="T87" style:family="text">
      <style:text-properties fo:font-weight="normal" officeooo:rsid="0101d66f" style:font-weight-asian="normal" style:font-weight-complex="normal"/>
    </style:style>
    <style:style style:name="T88" style:family="text">
      <style:text-properties fo:font-weight="normal" officeooo:rsid="00952d54" style:font-weight-asian="normal" style:font-weight-complex="normal"/>
    </style:style>
    <style:style style:name="T89" style:family="text">
      <style:text-properties fo:font-weight="normal" officeooo:rsid="00955be2" style:font-weight-asian="normal" style:font-weight-complex="normal"/>
    </style:style>
    <style:style style:name="T90" style:family="text">
      <style:text-properties fo:font-weight="normal" officeooo:rsid="016eef3b" style:font-weight-asian="normal" style:font-weight-complex="normal"/>
    </style:style>
    <style:style style:name="T91" style:family="text">
      <style:text-properties fo:font-weight="normal" officeooo:rsid="00969b49" style:font-weight-asian="normal" style:font-weight-complex="normal"/>
    </style:style>
    <style:style style:name="T92" style:family="text">
      <style:text-properties fo:font-weight="normal" officeooo:rsid="00bceae6" style:font-weight-asian="normal" style:font-weight-complex="normal"/>
    </style:style>
    <style:style style:name="T93" style:family="text">
      <style:text-properties fo:font-weight="normal" officeooo:rsid="00c184f0" style:font-weight-asian="normal" style:font-weight-complex="normal"/>
    </style:style>
    <style:style style:name="T94" style:family="text">
      <style:text-properties fo:font-weight="normal" officeooo:rsid="00d3b086" style:font-weight-asian="normal" style:font-weight-complex="normal"/>
    </style:style>
    <style:style style:name="T95" style:family="text">
      <style:text-properties fo:font-weight="normal" officeooo:rsid="0107ea4c" style:font-weight-asian="normal" style:font-weight-complex="normal"/>
    </style:style>
    <style:style style:name="T96" style:family="text">
      <style:text-properties fo:font-weight="normal" officeooo:rsid="00ef01f0" style:font-weight-asian="normal" style:font-weight-complex="normal"/>
    </style:style>
    <style:style style:name="T97" style:family="text">
      <style:text-properties fo:font-weight="normal" officeooo:rsid="01c6b05a" style:font-weight-asian="normal" style:font-weight-complex="normal"/>
    </style:style>
    <style:style style:name="T98" style:family="text">
      <style:text-properties fo:font-weight="normal" officeooo:rsid="021927b3" style:font-weight-asian="normal" style:font-weight-complex="normal"/>
    </style:style>
    <style:style style:name="T99" style:family="text">
      <style:text-properties fo:font-weight="normal" officeooo:rsid="0221480c" style:font-weight-asian="normal" style:font-weight-complex="normal"/>
    </style:style>
    <style:style style:name="T100" style:family="text">
      <style:text-properties fo:font-weight="normal" officeooo:rsid="022162d7" style:font-weight-asian="normal" style:font-weight-complex="normal"/>
    </style:style>
    <style:style style:name="T101" style:family="text">
      <style:text-properties fo:font-weight="normal" officeooo:rsid="0223573e" style:font-weight-asian="normal" style:font-weight-complex="normal"/>
    </style:style>
    <style:style style:name="T102" style:family="text">
      <style:text-properties fo:font-weight="normal" officeooo:rsid="02294a1b" style:font-weight-asian="normal" style:font-weight-complex="normal"/>
    </style:style>
    <style:style style:name="T103" style:family="text">
      <style:text-properties officeooo:rsid="0033faa9"/>
    </style:style>
    <style:style style:name="T104" style:family="text">
      <style:text-properties officeooo:rsid="003ef2fa"/>
    </style:style>
    <style:style style:name="T105" style:family="text">
      <style:text-properties officeooo:rsid="00555046"/>
    </style:style>
    <style:style style:name="T106" style:family="text">
      <style:text-properties officeooo:rsid="001d8868"/>
    </style:style>
    <style:style style:name="T107" style:family="text">
      <style:text-properties officeooo:rsid="004067d0"/>
    </style:style>
    <style:style style:name="T108" style:family="text">
      <style:text-properties officeooo:rsid="0083c521"/>
    </style:style>
    <style:style style:name="T109" style:family="text">
      <style:text-properties officeooo:rsid="0086c8ee"/>
    </style:style>
    <style:style style:name="T110" style:family="text">
      <style:text-properties officeooo:rsid="007fbb41"/>
    </style:style>
    <style:style style:name="T111" style:family="text">
      <style:text-properties officeooo:rsid="01a3139f"/>
    </style:style>
    <style:style style:name="T112" style:family="text">
      <style:text-properties officeooo:rsid="00b52efc"/>
    </style:style>
    <style:style style:name="T113" style:family="text">
      <style:text-properties officeooo:rsid="00b7638d"/>
    </style:style>
    <style:style style:name="T114" style:family="text">
      <style:text-properties officeooo:rsid="0196e4f2"/>
    </style:style>
    <style:style style:name="T115" style:family="text">
      <style:text-properties officeooo:rsid="008d7593"/>
    </style:style>
    <style:style style:name="T116" style:family="text">
      <style:text-properties officeooo:rsid="00bb4f2d"/>
    </style:style>
    <style:style style:name="T117" style:family="text">
      <style:text-properties officeooo:rsid="0101d66f"/>
    </style:style>
    <style:style style:name="T118" style:family="text">
      <style:text-properties officeooo:rsid="00c047ab"/>
    </style:style>
    <style:style style:name="T119" style:family="text">
      <style:text-properties officeooo:rsid="00f0949f"/>
    </style:style>
    <style:style style:name="T120" style:family="text">
      <style:text-properties officeooo:rsid="00c263cd"/>
    </style:style>
    <style:style style:name="T121" style:family="text">
      <style:text-properties officeooo:rsid="00d3b086"/>
    </style:style>
    <style:style style:name="T122" style:family="text">
      <style:text-properties officeooo:rsid="01070b5f"/>
    </style:style>
    <style:style style:name="T123" style:family="text">
      <style:text-properties officeooo:rsid="00e872d5"/>
    </style:style>
    <style:style style:name="T124" style:family="text">
      <style:text-properties officeooo:rsid="00e94232"/>
    </style:style>
    <style:style style:name="T125" style:family="text">
      <style:text-properties fo:color="#ff0000" fo:font-size="18pt" style:font-size-asian="18pt" style:font-size-complex="18pt"/>
    </style:style>
    <style:style style:name="T126" style:family="text">
      <style:text-properties fo:color="#ff0000" fo:font-size="18pt" officeooo:rsid="00ea64ed" style:font-size-asian="18pt" style:font-size-complex="18pt"/>
    </style:style>
    <style:style style:name="T127" style:family="text">
      <style:text-properties fo:color="#ff0000" fo:font-size="18pt" officeooo:rsid="01cd3993" style:font-size-asian="18pt" style:font-size-complex="18pt"/>
    </style:style>
    <style:style style:name="T128" style:family="text">
      <style:text-properties fo:color="#ff0000" fo:font-size="18pt" officeooo:rsid="00e872d5" style:font-size-asian="18pt" style:font-size-complex="18pt"/>
    </style:style>
    <style:style style:name="T129" style:family="text">
      <style:text-properties fo:color="#ff0000" fo:font-size="18pt" officeooo:rsid="02294a1b" style:font-size-asian="18pt" style:font-size-complex="18pt"/>
    </style:style>
    <style:style style:name="T130" style:family="text">
      <style:text-properties officeooo:rsid="015faf15"/>
    </style:style>
    <style:style style:name="T131" style:family="text">
      <style:text-properties officeooo:rsid="00eba38b"/>
    </style:style>
    <style:style style:name="T132" style:family="text">
      <style:text-properties officeooo:rsid="00eafd05"/>
    </style:style>
    <style:style style:name="T133" style:family="text">
      <style:text-properties officeooo:rsid="00ef01f0"/>
    </style:style>
    <style:style style:name="T134" style:family="text">
      <style:text-properties fo:font-style="italic" style:font-style-asian="italic" style:font-style-complex="italic"/>
    </style:style>
    <style:style style:name="T135" style:family="text">
      <style:text-properties fo:font-style="italic" officeooo:rsid="00ee1fbe" style:font-style-asian="italic" style:font-style-complex="italic"/>
    </style:style>
    <style:style style:name="T136" style:family="text">
      <style:text-properties fo:font-style="italic" fo:font-weight="normal" officeooo:rsid="005ccefb" style:font-style-asian="italic" style:font-weight-asian="normal" style:font-style-complex="italic" style:font-weight-complex="normal"/>
    </style:style>
    <style:style style:name="T137" style:family="text">
      <style:text-properties fo:font-style="italic" fo:font-weight="normal" officeooo:rsid="005e1f04" style:font-style-asian="italic" style:font-weight-asian="normal" style:font-style-complex="italic" style:font-weight-complex="normal"/>
    </style:style>
    <style:style style:name="T138" style:family="text">
      <style:text-properties officeooo:rsid="00ee1fbe"/>
    </style:style>
    <style:style style:name="T139" style:family="text">
      <style:text-properties officeooo:rsid="016913a1"/>
    </style:style>
    <style:style style:name="T140" style:family="text">
      <style:text-properties officeooo:rsid="01b7c343"/>
    </style:style>
    <style:style style:name="T141" style:family="text">
      <style:text-properties officeooo:rsid="01c701d3"/>
    </style:style>
    <style:style style:name="T142" style:family="text">
      <style:text-properties officeooo:rsid="0068796c"/>
    </style:style>
    <style:style style:name="T143" style:family="text">
      <style:text-properties officeooo:rsid="0194a7af"/>
    </style:style>
    <style:style style:name="T144" style:family="text">
      <style:text-properties officeooo:rsid="00abb62a"/>
    </style:style>
    <style:style style:name="T145" style:family="text">
      <style:text-properties officeooo:rsid="012435ca"/>
    </style:style>
    <style:style style:name="T146" style:family="text">
      <style:text-properties officeooo:rsid="01853a26"/>
    </style:style>
    <style:style style:name="T147" style:family="text">
      <style:text-properties officeooo:rsid="013b49e9"/>
    </style:style>
    <style:style style:name="T148" style:family="text">
      <style:text-properties officeooo:rsid="0182c77a"/>
    </style:style>
    <style:style style:name="T149" style:family="text">
      <style:text-properties officeooo:rsid="0186294e"/>
    </style:style>
    <style:style style:name="T150" style:family="text">
      <style:text-properties officeooo:rsid="0190090e"/>
    </style:style>
    <style:style style:name="T151" style:family="text">
      <style:text-properties officeooo:rsid="016aa162"/>
    </style:style>
    <style:style style:name="T152" style:family="text">
      <style:text-properties officeooo:rsid="0078c98f"/>
    </style:style>
    <style:style style:name="T153" style:family="text">
      <style:text-properties officeooo:rsid="007af399"/>
    </style:style>
    <style:style style:name="T154" style:family="text">
      <style:text-properties officeooo:rsid="016bbe90"/>
    </style:style>
    <style:style style:name="T155" style:family="text">
      <style:text-properties officeooo:rsid="00fe0b3d"/>
    </style:style>
    <style:style style:name="T156" style:family="text">
      <style:text-properties officeooo:rsid="00fbfb3e"/>
    </style:style>
    <style:style style:name="T157" style:family="text">
      <style:text-properties officeooo:rsid="00b3398b"/>
    </style:style>
    <style:style style:name="T158" style:family="text">
      <style:text-properties officeooo:rsid="00b4f5bf"/>
    </style:style>
    <style:style style:name="T159" style:family="text">
      <style:text-properties officeooo:rsid="007ccbce"/>
    </style:style>
    <style:style style:name="T160" style:family="text">
      <style:text-properties officeooo:rsid="00fe118c"/>
    </style:style>
    <style:style style:name="T161" style:family="text">
      <style:text-properties officeooo:rsid="007d1e68"/>
    </style:style>
    <style:style style:name="T162" style:family="text">
      <style:text-properties officeooo:rsid="008faff0"/>
    </style:style>
    <style:style style:name="T163" style:family="text">
      <style:text-properties officeooo:rsid="0091028e"/>
    </style:style>
    <style:style style:name="T164" style:family="text">
      <style:text-properties officeooo:rsid="007ff658"/>
    </style:style>
    <style:style style:name="T165" style:family="text">
      <style:text-properties officeooo:rsid="016c0027"/>
    </style:style>
    <style:style style:name="T166" style:family="text">
      <style:text-properties officeooo:rsid="00d7d9b6"/>
    </style:style>
    <style:style style:name="T167" style:family="text">
      <style:text-properties officeooo:rsid="0092d035"/>
    </style:style>
    <style:style style:name="T168" style:family="text">
      <style:text-properties officeooo:rsid="01d3b622"/>
    </style:style>
    <style:style style:name="T169" style:family="text">
      <style:text-properties officeooo:rsid="00b68bb5"/>
    </style:style>
    <style:style style:name="T170" style:family="text">
      <style:text-properties officeooo:rsid="003b5dae"/>
    </style:style>
    <style:style style:name="T171" style:family="text">
      <style:text-properties officeooo:rsid="01c6b05a"/>
    </style:style>
    <style:style style:name="T172" style:family="text">
      <style:text-properties officeooo:rsid="00bb9a92"/>
    </style:style>
    <style:style style:name="T173" style:family="text">
      <style:text-properties officeooo:rsid="01b8b8a4"/>
    </style:style>
    <style:style style:name="T174" style:family="text">
      <style:text-properties officeooo:rsid="01ba98b2"/>
    </style:style>
    <style:style style:name="T175" style:family="text">
      <style:text-properties officeooo:rsid="01c95d3e"/>
    </style:style>
    <style:style style:name="T176" style:family="text">
      <style:text-properties officeooo:rsid="01cd3993"/>
    </style:style>
    <style:style style:name="T177" style:family="text">
      <style:text-properties officeooo:rsid="01cda2be"/>
    </style:style>
    <style:style style:name="T178" style:family="text">
      <style:text-properties officeooo:rsid="01cdf8ba"/>
    </style:style>
    <style:style style:name="T179" style:family="text">
      <style:text-properties officeooo:rsid="01c5bf55"/>
    </style:style>
    <style:style style:name="T180" style:family="text">
      <style:text-properties officeooo:rsid="0066d497"/>
    </style:style>
    <style:style style:name="T181" style:family="text">
      <style:text-properties officeooo:rsid="01e992c8"/>
    </style:style>
    <style:style style:name="T182" style:family="text">
      <style:text-properties style:text-underline-style="solid" style:text-underline-width="auto" style:text-underline-color="font-color" officeooo:rsid="01c5bf55"/>
    </style:style>
    <style:style style:name="T183" style:family="text">
      <style:text-properties style:text-underline-style="solid" style:text-underline-width="auto" style:text-underline-color="font-color" fo:font-weight="bold" officeooo:rsid="01e686f6" style:font-weight-asian="bold" style:font-weight-complex="bold"/>
    </style:style>
    <style:style style:name="T184" style:family="text">
      <style:text-properties officeooo:rsid="01eca28b"/>
    </style:style>
    <style:style style:name="T185" style:family="text">
      <style:text-properties officeooo:rsid="01ee4355"/>
    </style:style>
    <style:style style:name="T186" style:family="text">
      <style:text-properties officeooo:rsid="01f16c60"/>
    </style:style>
    <style:style style:name="T187" style:family="text">
      <style:text-properties officeooo:rsid="01f34fbe"/>
    </style:style>
    <style:style style:name="T188" style:family="text">
      <style:text-properties officeooo:rsid="01f35423"/>
    </style:style>
    <style:style style:name="T189" style:family="text">
      <style:text-properties officeooo:rsid="01f389d3"/>
    </style:style>
    <style:style style:name="T190" style:family="text">
      <style:text-properties officeooo:rsid="01f857ad"/>
    </style:style>
    <style:style style:name="T191" style:family="text">
      <style:text-properties officeooo:rsid="01fa342b"/>
    </style:style>
    <style:style style:name="T192" style:family="text">
      <style:text-properties officeooo:rsid="01fb8b12"/>
    </style:style>
    <style:style style:name="T193" style:family="text">
      <style:text-properties officeooo:rsid="01ff188c"/>
    </style:style>
    <style:style style:name="T194" style:family="text">
      <style:text-properties officeooo:rsid="0200c79b"/>
    </style:style>
    <style:style style:name="T195" style:family="text">
      <style:text-properties officeooo:rsid="02023885"/>
    </style:style>
    <style:style style:name="T196" style:family="text">
      <style:text-properties officeooo:rsid="02055f06"/>
    </style:style>
    <style:style style:name="T197" style:family="text">
      <style:text-properties officeooo:rsid="02064410"/>
    </style:style>
    <style:style style:name="T198" style:family="text">
      <style:text-properties officeooo:rsid="02068c5f"/>
    </style:style>
    <style:style style:name="T199" style:family="text">
      <style:text-properties officeooo:rsid="0209eddf"/>
    </style:style>
    <style:style style:name="T200" style:family="text">
      <style:text-properties officeooo:rsid="020d9960"/>
    </style:style>
    <style:style style:name="T201" style:family="text">
      <style:text-properties officeooo:rsid="020dbaba"/>
    </style:style>
    <style:style style:name="T202" style:family="text">
      <style:text-properties officeooo:rsid="020dc7c8"/>
    </style:style>
    <style:style style:name="T203" style:family="text">
      <style:text-properties officeooo:rsid="020f6986"/>
    </style:style>
    <style:style style:name="T204" style:family="text">
      <style:text-properties officeooo:rsid="008f405e"/>
    </style:style>
    <style:style style:name="T205" style:family="text">
      <style:text-properties officeooo:rsid="02112af2"/>
    </style:style>
    <style:style style:name="T206" style:family="text">
      <style:text-properties officeooo:rsid="02146c5f"/>
    </style:style>
    <style:style style:name="T207" style:family="text">
      <style:text-properties officeooo:rsid="021655f5"/>
    </style:style>
    <style:style style:name="T208" style:family="text">
      <style:text-properties officeooo:rsid="0217d8a5"/>
    </style:style>
    <style:style style:name="T209" style:family="text">
      <style:text-properties officeooo:rsid="021927b3"/>
    </style:style>
    <style:style style:name="T210" style:family="text">
      <style:text-properties officeooo:rsid="0219586d"/>
    </style:style>
    <style:style style:name="T211" style:family="text">
      <style:text-properties officeooo:rsid="00c74067"/>
    </style:style>
    <style:style style:name="T212" style:family="text">
      <style:text-properties officeooo:rsid="021982b1"/>
    </style:style>
    <style:style style:name="T213" style:family="text">
      <style:text-properties officeooo:rsid="021ad1f3"/>
    </style:style>
    <style:style style:name="T214" style:family="text">
      <style:text-properties officeooo:rsid="021c7e5d"/>
    </style:style>
    <style:style style:name="T215" style:family="text">
      <style:text-properties officeooo:rsid="02204648"/>
    </style:style>
    <style:style style:name="T216" style:family="text">
      <style:text-properties officeooo:rsid="0221480c"/>
    </style:style>
    <style:style style:name="T217" style:family="text">
      <style:text-properties officeooo:rsid="02258666"/>
    </style:style>
    <style:style style:name="T218" style:family="text">
      <style:text-properties officeooo:rsid="0227aacd"/>
    </style:style>
    <style:style style:name="T219" style:family="text">
      <style:text-properties officeooo:rsid="0229361e"/>
    </style:style>
    <style:style style:name="T220" style:family="text">
      <style:text-properties officeooo:rsid="02294a1b"/>
    </style:style>
    <style:style style:name="T221" style:family="text">
      <style:text-properties officeooo:rsid="022d5838"/>
    </style:style>
    <style:style style:name="T222" style:family="text">
      <style:text-properties officeooo:rsid="022de6cd"/>
    </style:style>
    <style:style style:name="T223" style:family="text">
      <style:text-properties officeooo:rsid="022e673a"/>
    </style:style>
    <style:style style:name="T224" style:family="text">
      <style:text-properties officeooo:rsid="023027e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ow to <text:span text:style-name="T181">upgrade </text:span>Wasta Linux <text:span text:style-name="T181">using the Manus custom installer memory stick</text:span> by Bill Martin (<text:modification-date style:data-style-name="N81">21. November 2017</text:modification-date>)</text:h>
      <text:p text:style-name="P4"/>
      <text:p text:style-name="P2"><text:span text:style-name="T4">Important Note: These instructions </text:span><text:span text:style-name="T51">describe</text:span><text:span text:style-name="T4"> how to </text:span><text:span text:style-name="T183">upgrade</text:span><text:span text:style-name="T31"> </text:span><text:span text:style-name="T29">an </text:span><text:span text:style-name="T30">older Wasta Linux </text:span><text:span text:style-name="T31">computer </text:span><text:span text:style-name="T29">used in Manus, using the </text:span><text:span text:style-name="T30">customized </text:span><text:span text:style-name="T29">bootable memory stick supplied by Bill Martin</text:span><text:span text:style-name="T7">. </text:span><text:span text:style-name="T30">The customized memory stick is labeled “Bill Martin’s Wasta Linux 16.04 #n Customized for Manus Installer &amp; Resources” and it will upgrade </text:span><text:span text:style-name="T52">a </text:span><text:span text:style-name="T30">Wasta Linux </text:span><text:span text:style-name="T52">system and all software to version 16.04</text:span><text:span text:style-name="T30"> </text:span><text:span text:style-name="T52">(with </text:span><text:span text:style-name="T53">software </text:span><text:span text:style-name="T52">updates through November 2017) </text:span><text:span text:style-name="T30">– including the customizations and resources specially designed for the Manus region of PNG.</text:span><text:span text:style-name="T7"> </text:span></text:p>
      <text:p text:style-name="P5"/>
      <text:p text:style-name="P3"><text:span text:style-name="T4">Th</text:span><text:span text:style-name="T7">ese instructions, when followed carefully</text:span><text:span text:style-name="T9">,</text:span><text:span text:style-name="T4"> will </text:span><text:span text:style-name="T7">allow you to preserve the </text:span><text:span text:style-name="T29">existing </text:span><text:span text:style-name="T7">data </text:span><text:span text:style-name="T53">during the</text:span><text:span text:style-name="T50"> Wasta Linux upgrade</text:span><text:span text:style-name="T7">. Although this process can be done without wiping out data from the computer, it is always good to make sure you</text:span><text:span text:style-name="T4"> have backed up all </text:span><text:span text:style-name="T29">important </text:span><text:span text:style-name="T4">data </text:span><text:span text:style-name="T7">to an external drive </text:span><text:span text:style-name="T4">before proceeding with these installation steps. </text:span></text:p>
      <text:p text:style-name="P9"/>
      <text:p text:style-name="P43"><text:span text:style-name="T4">Step </text:span><text:span text:style-name="T73">8</text:span><text:span text:style-name="T4"> below is where changes </text:span><text:span text:style-name="T28">are “staged” or put into a pending list</text:span><text:span text:style-name="T4"> to take place - you can abort the installation at any time before you get to the </text:span><text:span text:style-name="T5">point </text:span><text:span text:style-name="T8">of pressing the </text:span><text:a xlink:type="simple" xlink:href="#Step 9 Install Now button" text:style-name="Internet_20_link" text:visited-style-name="Visited_20_Internet_20_Link"><text:span text:style-name="T8">”</text:span></text:a><text:a xlink:type="simple" xlink:href="#Step 9 Install Now button" text:style-name="Internet_20_link" text:visited-style-name="Visited_20_Internet_20_Link"><text:span text:style-name="T74">Apply All Operations”</text:span></text:a><text:a xlink:type="simple" xlink:href="#Step 9 Install Now button" text:style-name="Internet_20_link" text:visited-style-name="Visited_20_Internet_20_Link"><text:span text:style-name="T28">within</text:span></text:a><text:a xlink:type="simple" xlink:href="#Step 9 Install Now button" text:style-name="Internet_20_link" text:visited-style-name="Visited_20_Internet_20_Link"><text:span text:style-name="T4"> step </text:span></text:a><text:a xlink:type="simple" xlink:href="#Step 9 Install Now button" text:style-name="Internet_20_link" text:visited-style-name="Visited_20_Internet_20_Link"><text:span text:style-name="T74">9</text:span></text:a><text:span text:style-name="T74">.</text:span></text:p>
      <text:p text:style-name="P61"/>
      <text:p text:style-name="P6"><text:span text:style-name="T179">Note: This document only describes how to </text:span><text:span text:style-name="T182">upgrade</text:span><text:span text:style-name="T179"> an older Wasta Linux computer that has been in use in Manus. If you want to totally replace a Windows-only computer system with Wasta Linux customized for use in Manus, you can also use the same customized bootable memory stick to replace the Windows system with Wasta Linux, but in that case, you should follow the instructions described in the </text:span>document <text:span text:style-name="T110">“</text:span><text:a xlink:type="simple" xlink:href="../How%20to%20install%20Wasta%20Linux%20totally%20replacing%20Windows.html" text:style-name="Internet_20_link" text:visited-style-name="Visited_20_Internet_20_Link"><text:span text:style-name="T110">How to install Wasta Linux totally replacing Windows</text:span></text:a><text:span text:style-name="T110">”. If you want to make a Windows computer dual boot with Bill Martin’s customized Manus memory stick, you can also use the customized memory stick for that purpose, but in that case you should refer to the document</text:span> “<text:a xlink:type="simple" xlink:href="../How%20to%20install%20Wasta%20Linux%20to%20dual%20boot%20with%20an%20Existing%20Windows%20system.html" text:style-name="Internet_20_link" text:visited-style-name="Visited_20_Internet_20_Link"><text:span text:style-name="T179">How to install</text:span></text:a><text:a xlink:type="simple" xlink:href="../How%20to%20install%20Wasta%20Linux%20to%20dual%20boot%20with%20an%20Existing%20Windows%20system.html" text:style-name="Internet_20_link" text:visited-style-name="Visited_20_Internet_20_Link"> </text:a><text:a xlink:type="simple" xlink:href="../How%20to%20install%20Wasta%20Linux%20to%20dual%20boot%20with%20an%20Existing%20Windows%20system.html" text:style-name="Internet_20_link" text:visited-style-name="Visited_20_Internet_20_Link"><text:span text:style-name="T180">Wasta Linux </text:span></text:a><text:a xlink:type="simple" xlink:href="../How%20to%20install%20Wasta%20Linux%20to%20dual%20boot%20with%20an%20Existing%20Windows%20system.html" text:style-name="Internet_20_link" text:visited-style-name="Visited_20_Internet_20_Link"><text:span text:style-name="T180">to dual boot with an </text:span></text:a><text:a xlink:type="simple" xlink:href="../How%20to%20install%20Wasta%20Linux%20to%20dual%20boot%20with%20an%20Existing%20Windows%20system.html" text:style-name="Internet_20_link" text:visited-style-name="Visited_20_Internet_20_Link"><text:span text:style-name="T180">e</text:span></text:a><text:a xlink:type="simple" xlink:href="../How%20to%20install%20Wasta%20Linux%20to%20dual%20boot%20with%20an%20Existing%20Windows%20system.html" text:style-name="Internet_20_link" text:visited-style-name="Visited_20_Internet_20_Link">xisting Windows system</text:a>”.</text:p>
      <text:h text:style-name="P120" text:outline-level="3">What is this document?</text:h>
      <text:p text:style-name="P13"><draw:frame draw:style-name="fr1" draw:name="Image55" text:anchor-type="paragraph" svg:x="0.0492in" svg:y="0.0929in" svg:width="3.4453in" svg:height="0.739in" draw:z-index="25"><draw:image xlink:href="../wasta-docs-images/Wasta-logo-low-res.jpg" xlink:type="simple" xlink:show="embed" xlink:actuate="onLoad"/></draw:frame>This document <text:span text:style-name="T106">is an illustrated guide that </text:span>shows <text:span text:style-name="T3">how to </text:span><text:span text:style-name="T52">upgrade an older installation of</text:span><text:span text:style-name="T3"> Wasta Linux </text:span><text:span text:style-name="T52">to version 16.04</text:span><text:span text:style-name="T184"> so that it has upgraded Linux software and includes the customizations and resources provided for Manus region computers</text:span>. It describes how to boot Wasta from the “Live” memory stick and guides you through some checks to ensure that your computer’s hardware is working properly before you change anything on the computer. If you like what you see and want to <text:span text:style-name="T184">upgrade to</text:span> Wasta Linux <text:span text:style-name="T184">16.04, </text:span>this document also shows you how to do that installation.</text:p>
      <text:h text:style-name="P120" text:outline-level="3">Who is this document for?</text:h>
      <text:p text:style-name="P13">This document is designed to be a guide for <text:span text:style-name="T107">an </text:span>Advisor,<text:span text:style-name="T107"> </text:span>Consultant, or Technician <text:span text:style-name="T108">with some knowledge about booting and operating systems - or wants to learn! This document describes how to </text:span><text:soft-page-break/><text:span text:style-name="T108">make </text:span>radical changes to the computer that cannot be easily reversed. <text:span text:style-name="T108">The document is well illustrated with screenshots throughout. You will find it helpful if you read through the whole document before trying to execute it step by step.</text:span> </text:p>
      <text:h text:style-name="P120" text:outline-level="3">When does it make sense to use this procedure</text:h>
      <text:p text:style-name="P10">It makes sense:</text:p>
      <text:list xml:id="list3708137281" text:style-name="L1">
        <text:list-item>
          <text:p text:style-name="P99"><text:span text:style-name="T109">If y</text:span>ou <text:span text:style-name="T185">are using an earlier version of Wasta Linux (12.04 or 14.04), or some other version of Linux, and you want to upgrade your computer to Wasta Linux 16.04.1.1</text:span></text:p>
        </text:list-item>
        <text:list-item>
          <text:p text:style-name="P102">If you want your Wasta Linux system to have the customizations and resources that have been provided for the Manus region of Papua New Guinea.</text:p>
        </text:list-item>
      </text:list>
      <text:p text:style-name="P10"/>
      <text:h text:style-name="P120" text:outline-level="3">Related How To documents:</text:h>
      <text:list xml:id="list1155312742" text:style-name="L2">
        <text:list-item>
          <text:p text:style-name="P100"><text:span text:style-name="T32">“</text:span><text:a xlink:type="simple" xlink:href="../How%20to%20install%20Wasta%20Linux%20to%20dual%20boot%20with%20an%20Existing%20Windows%20system.html" text:style-name="Internet_20_link" text:visited-style-name="Visited_20_Internet_20_Link"><text:span text:style-name="T33">How to install</text:span></text:a><text:a xlink:type="simple" xlink:href="../How%20to%20install%20Wasta%20Linux%20to%20dual%20boot%20with%20an%20Existing%20Windows%20system.html" text:style-name="Internet_20_link" text:visited-style-name="Visited_20_Internet_20_Link"><text:span text:style-name="T32"> </text:span></text:a><text:a xlink:type="simple" xlink:href="../How%20to%20install%20Wasta%20Linux%20to%20dual%20boot%20with%20an%20Existing%20Windows%20system.html" text:style-name="Internet_20_link" text:visited-style-name="Visited_20_Internet_20_Link"><text:span text:style-name="T34">Wasta Linux </text:span></text:a><text:a xlink:type="simple" xlink:href="../How%20to%20install%20Wasta%20Linux%20to%20dual%20boot%20with%20an%20Existing%20Windows%20system.html" text:style-name="Internet_20_link" text:visited-style-name="Visited_20_Internet_20_Link"><text:span text:style-name="T35">to dual boot with an </text:span></text:a><text:a xlink:type="simple" xlink:href="../How%20to%20install%20Wasta%20Linux%20to%20dual%20boot%20with%20an%20Existing%20Windows%20system.html" text:style-name="Internet_20_link" text:visited-style-name="Visited_20_Internet_20_Link"><text:span text:style-name="T36">e</text:span></text:a><text:a xlink:type="simple" xlink:href="../How%20to%20install%20Wasta%20Linux%20to%20dual%20boot%20with%20an%20Existing%20Windows%20system.html" text:style-name="Internet_20_link" text:visited-style-name="Visited_20_Internet_20_Link"><text:span text:style-name="T32">xisting Windows system</text:span></text:a><text:span text:style-name="T32">”</text:span></text:p>
        </text:list-item>
        <text:list-item>
          <text:p text:style-name="P103"><text:span text:style-name="T110">“</text:span><text:a xlink:type="simple" xlink:href="../How%20to%20install%20Wasta%20Linux%20totally%20replacing%20Windows.html" text:style-name="Internet_20_link" text:visited-style-name="Visited_20_Internet_20_Link"><text:span text:style-name="T110">How to install Wasta Linux totally replacing Windows</text:span></text:a><text:span text:style-name="T110">”</text:span></text:p>
        </text:list-item>
      </text:list>
      <text:h text:style-name="P120" text:outline-level="3"><text:span text:style-name="T185">How does the Manus Custom installer differ from the basic Wasta Linux 16.04.1.1 installer</text:span>?</text:h>
      <text:p text:style-name="P44">The Manus custom installer <text:span text:style-name="T190">includes (pre-installed) the package wasta-custom-png-manus which makes a few interface adjustments, and installs </text:span>the following programs:</text:p>
      <text:list xml:id="list554802757" text:style-name="L3">
        <text:list-item>
          <text:p text:style-name="P105">adaptit</text:p>
        </text:list-item>
        <text:list-item>
          <text:p text:style-name="P105">adaptit-docs</text:p>
        </text:list-item>
        <text:list-item>
          <text:p text:style-name="P105">bcmwl-kernel-source</text:p>
        </text:list-item>
        <text:list-item>
          <text:p text:style-name="P105">gpaint</text:p>
        </text:list-item>
        <text:list-item>
          <text:p text:style-name="P105">gnote</text:p>
        </text:list-item>
        <text:list-item>
          <text:p text:style-name="P105">gnupg2</text:p>
        </text:list-item>
        <text:list-item>
          <text:p text:style-name="P105">ibus-kmfl</text:p>
        </text:list-item>
        <text:list-item>
          <text:p text:style-name="P105">musescore</text:p>
        </text:list-item>
        <text:list-item>
          <text:p text:style-name="P105">paratext-7.5</text:p>
        </text:list-item>
        <text:list-item>
          <text:p text:style-name="P105">paratext-8.0</text:p>
        </text:list-item>
        <text:list-item>
          <text:p text:style-name="P105">tuxtype</text:p>
        </text:list-item>
        <text:list-item>
          <text:p text:style-name="P105">xiphos</text:p>
        </text:list-item>
        <text:list-item>
          <text:p text:style-name="P105">wesay</text:p>
        </text:list-item>
        <text:list-item>
          <text:p text:style-name="P105">wasta-sword-modules</text:p>
        </text:list-item>
        <text:list-item>
          <text:p text:style-name="P105">wasta-resources-png-manus</text:p>
        </text:list-item>
      </text:list>
      <text:p text:style-name="P44"/>
      <text:p text:style-name="P45">The <text:span text:style-name="T190">Manus custom installer also includes (pre-installed) the package </text:span>wasta-resources-png-manus <text:span text:style-name="T190">which provides</text:span> the following <text:span text:style-name="T186">folders of </text:span>Wasta Resources <text:span text:style-name="T186">that are copied to the user’s Documents directory at login</text:span>:</text:p>
      <text:list xml:id="list2253462485" text:style-name="L4">
        <text:list-item>
          <text:p text:style-name="P106"><text:span text:style-name="T3">Computer Documentation</text:span> –<text:span text:style-name="T187"> contains 3 subfolders: KMFL Keyboard for Khehek, MuseScore Documentation, Training Documents, and a PDF file called “How to use the Nemo File Manager”. The Training Documents subfolder contains an extensive Glossary of Common Terms for Manus Translators using Adapt It and Paratext…, as well as all the Document help files for the Adapt It program.</text:span></text:p>
        </text:list-item>
        <text:list-item>
          <text:p text:style-name="P107"><text:span text:style-name="T3">Finances and Accounting</text:span> –<text:span text:style-name="T187"> contains an Accounting Template.ots file for LibreOffice Calc, </text:span><text:soft-page-break/><text:span text:style-name="T187">and a sample monthly account statement produced using that template.</text:span></text:p>
        </text:list-item>
        <text:list-item>
          <text:p text:style-name="P106"><text:span text:style-name="T3">Health</text:span> –<text:span text:style-name="T187"> contains a PDF file of the whole book called “Where there is no doctor – complete” and a document file suggesting the Top “Ten Remedies for Gout”.</text:span></text:p>
        </text:list-item>
        <text:list-item>
          <text:p text:style-name="P106"><text:span text:style-name="T3">Key Terms Documents</text:span> –<text:span text:style-name="T187"> contains a copy of the book Key Terms of the New Testament by Katy Barnwell, Nyindrou Key-terms (example), and Key-Terms Work-Sheet in doc and odt formats.</text:span></text:p>
        </text:list-item>
        <text:list-item>
          <text:p text:style-name="P106"><text:span text:style-name="T3">Manus Maps and Census Data</text:span> –<text:span text:style-name="T187"> contains a Manus Language Map in several forms, <text:s/>and 2 xls spreadsheet files containing detailed Census data for Manus Province for the 2003 Census. </text:span></text:p>
        </text:list-item>
        <text:list-item>
          <text:p text:style-name="P106"><text:span text:style-name="T3">Manus SIL and BTA History</text:span> –<text:span text:style-name="T188"> Contains a large PDF file documenting the Manus Translation History (as of July 2013).</text:span></text:p>
        </text:list-item>
        <text:list-item>
          <text:p text:style-name="P106"><text:span text:style-name="T3">Nyindrou New Testament Glossary</text:span> <text:span text:style-name="T188">- <text:s/>contains the full Glossary of Terms published in the Nyindrou New Testament.</text:span></text:p>
        </text:list-item>
        <text:list-item>
          <text:p text:style-name="P106"><text:span text:style-name="T3">Paratext Handbook</text:span> –<text:span text:style-name="T188"> contains a Paratext course handbook (2011), a Paratext 7.1 Project Sharing Manual, and a Paratext 8 Support Manual, all in PDF format.</text:span></text:p>
        </text:list-item>
        <text:list-item>
          <text:p text:style-name="P106"><text:span text:style-name="T3">Proper Names in the New Testament</text:span> –<text:span text:style-name="T188"> contains a document listing the Proper New Testament Names, and a companion document of <text:s/>Proper New Testament Names with Nyindrou examples.</text:span></text:p>
        </text:list-item>
        <text:list-item>
          <text:p text:style-name="P106"><text:span text:style-name="T3">Singsing Buk Baibel</text:span> – Neil Coulter Book –<text:span text:style-name="T188"> contains Neil Coulter’s book Music, the Bible, and Your Community in Tok Pisin, in PDF format.</text:span></text:p>
        </text:list-item>
        <text:list-item>
          <text:p text:style-name="P106"><text:span text:style-name="T3">Solar System Components</text:span> –<text:span text:style-name="T188"> contains Brian Chapaitis’ SCOS vol2 Handbook v2.7 in PDF format, and a document called Instructions for wiring Manus solar systems, including two illustrated photos of a typical Manus solar system.</text:span></text:p>
        </text:list-item>
        <text:list-item>
          <text:p text:style-name="P106"><text:span text:style-name="T3">Topical Index</text:span> –<text:span text:style-name="T188"> contains a document of Nyindrou Topical Index with spaces.</text:span></text:p>
        </text:list-item>
        <text:list-item>
          <text:p text:style-name="P106"><text:span text:style-name="T3">Using a Wasta-Linux computer</text:span> –<text:span text:style-name="T188"> Contains the PDF document “How to use the Nemo File Manager”, an odt document called Some Common Editing Shortcuts, and an odt document called Special Keys Used For Controlling Adapt It. </text:span></text:p>
        </text:list-item>
        <text:list-item>
          <text:p text:style-name="P106"><text:span text:style-name="T3">Xref samples</text:span> –<text:span text:style-name="T189"> contains standard format files containing cross reference for all New Testament books based on the published Nyindrou New Testament.</text:span></text:p>
        </text:list-item>
      </text:list>
      <text:p text:style-name="P46"/>
      <text:p text:style-name="P47">The Manus Custom Installer <text:span text:style-name="T191">memory stick may </text:span>also contain <text:span text:style-name="T191">a partition or folder with the name </text:span><text:span text:style-name="T54">InstallerDocs</text:span><text:span text:style-name="T191"> – which contains a PDF copy of this document you are reading, plus the following well-illustrated help documents in PDF form:</text:span></text:p>
      <text:list xml:id="list163348218144671" text:continue-list="list1155312742" text:style-name="L2">
        <text:list-item>
          <text:p text:style-name="P101"><text:span text:style-name="T32">“</text:span><text:a xlink:type="simple" xlink:href="../How%20to%20install%20Wasta%20Linux%20to%20dual%20boot%20with%20an%20Existing%20Windows%20system.html" text:style-name="Internet_20_link" text:visited-style-name="Visited_20_Internet_20_Link"><text:span text:style-name="T33">How to install</text:span></text:a><text:a xlink:type="simple" xlink:href="../How%20to%20install%20Wasta%20Linux%20to%20dual%20boot%20with%20an%20Existing%20Windows%20system.html" text:style-name="Internet_20_link" text:visited-style-name="Visited_20_Internet_20_Link"><text:span text:style-name="T32"> </text:span></text:a><text:a xlink:type="simple" xlink:href="../How%20to%20install%20Wasta%20Linux%20to%20dual%20boot%20with%20an%20Existing%20Windows%20system.html" text:style-name="Internet_20_link" text:visited-style-name="Visited_20_Internet_20_Link"><text:span text:style-name="T34">Wasta Linux </text:span></text:a><text:a xlink:type="simple" xlink:href="../How%20to%20install%20Wasta%20Linux%20to%20dual%20boot%20with%20an%20Existing%20Windows%20system.html" text:style-name="Internet_20_link" text:visited-style-name="Visited_20_Internet_20_Link"><text:span text:style-name="T35">to dual boot with an </text:span></text:a><text:a xlink:type="simple" xlink:href="../How%20to%20install%20Wasta%20Linux%20to%20dual%20boot%20with%20an%20Existing%20Windows%20system.html" text:style-name="Internet_20_link" text:visited-style-name="Visited_20_Internet_20_Link"><text:span text:style-name="T36">e</text:span></text:a><text:a xlink:type="simple" xlink:href="../How%20to%20install%20Wasta%20Linux%20to%20dual%20boot%20with%20an%20Existing%20Windows%20system.html" text:style-name="Internet_20_link" text:visited-style-name="Visited_20_Internet_20_Link"><text:span text:style-name="T32">xisting Windows system</text:span></text:a><text:span text:style-name="T32">”</text:span></text:p>
        </text:list-item>
        <text:list-item>
          <text:p text:style-name="P104"><text:span text:style-name="T110">“</text:span><text:a xlink:type="simple" xlink:href="../How%20to%20install%20Wasta%20Linux%20totally%20replacing%20Windows.html" text:style-name="Internet_20_link" text:visited-style-name="Visited_20_Internet_20_Link"><text:span text:style-name="T110">How to install Wasta Linux totally replacing Windows</text:span></text:a><text:span text:style-name="T110">”</text:span></text:p>
        </text:list-item>
      </text:list>
      <text:p text:style-name="P47"/>
      <text:p text:style-name="P48">One or more of these Installer documents will be helpful as you consider Installing Wasta Linux. </text:p>
      <text:h text:style-name="Heading_20_3" text:outline-level="3">Where to obtain the Manus Customized version of the Wasta Linux USB memory stick</text:h>
      <text:p text:style-name="P58">You can obtain the custom installer memory stick by doing one of the following:</text:p>
      <text:list xml:id="list1278414575" text:style-name="L5">
        <text:list-item>
          <text:p text:style-name="P108">Ask Bill Martin to prepare the memory stick for you.</text:p>
        </text:list-item>
        <text:list-item>
          <text:p text:style-name="P109">Download the Manus Customized ISO image file (about 4.1 GB) and install it to a memory stick yourself, or</text:p>
        </text:list-item>
      </text:list>
      <text:p text:style-name="P49"/>
      <text:h text:style-name="P121" text:outline-level="4"><text:soft-page-break/>Have Bill Martin prepare an installer on a memory stick</text:h>
      <text:p text:style-name="P53">Bill has a supply of inexpensive memory sticks and can provide one to you for the cost of the memory stick and any shipping required. Contact him at <text:a xlink:type="simple" xlink:href="mailto:bill_martin@sil.org" text:style-name="Internet_20_link" text:visited-style-name="Visited_20_Internet_20_Link">bill_martin@sil.org</text:a> for more information.</text:p>
      <text:h text:style-name="P121" text:outline-level="4">Download the Manus Customized ISO image file <text:span text:style-name="T195">and install it on a memory stick</text:span></text:h>
      <text:p text:style-name="P50">The Manus Customized ISO image file <text:span text:style-name="T193">(4.1 GB) </text:span>can be downloaded from Google Drive at this link:</text:p>
      <text:p text:style-name="P50"/>
      <text:p text:style-name="P54"><text:a xlink:type="simple" xlink:href="https://drive.google.com/file/d/1omvvb3Uzhg1mJVey-UMbFDNxd0vy8Ih6/view?usp=sharing" text:style-name="Internet_20_link" text:visited-style-name="Visited_20_Internet_20_Link">https://drive.google.com/file/d/1omvvb3Uzhg1mJVey-UMbFDNxd0vy8Ih6/view?usp=sharing</text:a></text:p>
      <text:p text:style-name="P54"/>
      <text:p text:style-name="P51">The ISO file <text:span text:style-name="T194">will have a name </text:span>similar to this: <text:span text:style-name="T3">Wasta-Linux-16.04-64bit-Manus-PNG-2017-11-09.iso</text:span> (<text:span text:style-name="T194">the </text:span>version number and date may be different). <text:span text:style-name="T55">Caution</text:span><text:span text:style-name="T194">: The ISO file is a BIG file and might cost a lot to download if you pay per Megabyte for Internet data. 4.1 GB is the equivalent of 4,100 MB (Megabytes) of data in one download file. The download might also take a significant amount of time unless you have fast and reliable Internet connection. If it would be too difficult or expensive for you to download and install the ISO image on your own memory stick, ask Bill Martin to prepare one for you as mentioned above.</text:span></text:p>
      <text:p text:style-name="P51"/>
      <text:p text:style-name="P52"><text:span text:style-name="T58">Note that the downloaded</text:span><text:span text:style-name="T3"> ISO image cannot be simply copied to the memory stick. It must be written to the memory stick with special software that also makes the memory stick bootable.</text:span> There are a number of <text:span text:style-name="T196">programs that can write the ISO image to a <text:s/>memory stick, and make it bootable as a “live” session</text:span>. <text:span text:style-name="T197">You can use a program that is available in Wasta Linux to install the </text:span>ISO file <text:span text:style-name="T196">properly to</text:span> a memory stick. <text:span text:style-name="T196">It is the</text:span> <text:span text:style-name="T3">Startup Disk Creator</text:span> program <text:span text:style-name="T193">(also known as usb-creator-gtk). The </text:span><text:span text:style-name="T56">Startup Disk Creator</text:span><text:span text:style-name="T193"> program i</text:span>s available from the <text:span text:style-name="T3">Administration</text:span> category of the Wasta <text:span text:style-name="T3">Main Menu</text:span>. </text:p>
      <text:p text:style-name="P52"/>
      <text:p text:style-name="P59">Briefly, here are the (basic un-illustrated) steps for preparing a bootable memory stick using the ISO file:</text:p>
      <text:list xml:id="list3687487751" text:style-name="L6">
        <text:list-item>
          <text:p text:style-name="P118"><text:span text:style-name="T197">Run</text:span> <text:span text:style-name="T197">the </text:span><text:span text:style-name="T3">Startup Disk Creator</text:span> <text:span text:style-name="T197">program </text:span>via the <text:span text:style-name="T57">Administration</text:span><text:span text:style-name="T197"> category of the </text:span><text:span text:style-name="T57">Main Menu</text:span>. </text:p>
        </text:list-item>
        <text:list-item>
          <text:p text:style-name="P118">If the ISO image <text:span text:style-name="T198">file </text:span>is in your Download<text:span text:style-name="T197">s</text:span> folder and there is just one ISO image, Startup Disk Creator will have selected it. <text:span text:style-name="T199">If it is not listed in the upper pane</text:span> select the correct ISO image <text:span text:style-name="T197">by clicking on the </text:span><text:span text:style-name="T57">Other…</text:span><text:span text:style-name="T197"> button</text:span>. </text:p>
        </text:list-item>
        <text:list-item>
          <text:p text:style-name="P118">If your computer has just one USB flash drive, Startup Disk Creator will have selected it, otherwise select the correct drive <text:span text:style-name="T199">in the lower pane list</text:span>. </text:p>
        </text:list-item>
        <text:list-item>
          <text:p text:style-name="P118">Click <text:span text:style-name="T198">on the</text:span> <text:span text:style-name="T3">Make Startup Disk</text:span> <text:span text:style-name="T198">button at bottom right</text:span>. </text:p>
        </text:list-item>
        <text:list-item>
          <text:p text:style-name="P118">Click <text:span text:style-name="T3">Yes</text:span> to confirm. The process should take <text:span text:style-name="T198">10-30</text:span> minutes <text:span text:style-name="T198">to complete</text:span>. </text:p>
        </text:list-item>
        <text:list-item>
          <text:p text:style-name="P118">When the "Installation Complete" window opens click <text:span text:style-name="T3">Quit</text:span>. <text:span text:style-name="T199">The memory stick can then be used to boot from, and upgrade (or install) the Linux system on your computer.</text:span></text:p>
        </text:list-item>
      </text:list>
      <text:h text:style-name="Heading_20_3" text:outline-level="3"><text:bookmark-start text:name="Upgrade Steps"/>Upgrade Steps<text:bookmark-end text:name="Upgrade Steps"/></text:h>
      <text:p text:style-name="P49">The following steps assume you <text:span text:style-name="T192">want to upgrade an older Wasta Linux system to a newer one, and that you are using </text:span>a USB memory stick containing <text:span text:style-name="T192">the Manus customizations and pre-installed resources. </text:span></text:p>
      <text:h text:style-name="P120" text:outline-level="3"><text:bookmark-start text:name="Step 1. Get your computer to boot from the USB memory stick"/><text:soft-page-break/>Step 1. <text:span text:style-name="T143">Get</text:span> your computer <text:span text:style-name="T143">to boot from the USB</text:span> memory stick<text:bookmark-end text:name="Step 1. Get your computer to boot from the USB memory stick"/></text:h>
      <text:p text:style-name="P7"><text:span text:style-name="T79">With the computer OFF, insert the</text:span> “<text:span text:style-name="T142">Wasta Linux 16.04 Customized for Manus” </text:span>USB <text:span text:style-name="T144">memory stick into the computer. </text:span></text:p>
      <text:p text:style-name="P3"/>
      <text:p text:style-name="P55">Since we are doing an “upgrade” of an existing (older) Wasta Linux system, <text:span text:style-name="T200">the computer</text:span> will already have Wasta Linux installed on it. Therefore, this “Get your computer to boot from the USB memory stick” step should not have too many boot complications – since it previously booted from a USB memory stick when Wasta Linux was originally installed on it.</text:p>
      <text:p text:style-name="P55"/>
      <text:p text:style-name="P55"><text:span text:style-name="T60">Turn the computer ON and (on</text:span><text:span text:style-name="T59"> a Lenovo laptop</text:span><text:span text:style-name="T60">)</text:span><text:span text:style-name="T59">, </text:span><text:span text:style-name="T60">press</text:span><text:span text:style-name="T59"> the F12 function key at boot time</text:span><text:span text:style-name="T200">. If you are upgrading Wasta Linux on a different brand of computer, here is a chart of special key commands at boot tim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Brand</text:p>
          </table:table-cell>
          <table:table-cell table:style-name="Table1.A1" office:value-type="string">
            <text:p text:style-name="P8">Key Command</text:p>
          </table:table-cell>
          <table:table-cell table:style-name="Table1.C1" office:value-type="string">
            <text:p text:style-name="P8"/>
          </table:table-cell>
          <table:table-cell table:style-name="Table1.C1" office:value-type="string">
            <text:p text:style-name="P8">Brand</text:p>
          </table:table-cell>
          <table:table-cell table:style-name="Table1.E1" office:value-type="string">
            <text:p text:style-name="P8">Key Command</text:p>
          </table:table-cell>
        </table:table-row>
        <table:table-row>
          <table:table-cell table:style-name="Table1.A8" office:value-type="string">
            <text:p text:style-name="P16">Acer</text:p>
          </table:table-cell>
          <table:table-cell table:style-name="Table1.B2" office:value-type="string">
            <text:p text:style-name="P16">Esc / F9 / F12</text:p>
          </table:table-cell>
          <table:table-cell table:style-name="Table1.C2" office:value-type="string">
            <text:p text:style-name="P16"/>
          </table:table-cell>
          <table:table-cell table:style-name="Table1.D2" office:value-type="string">
            <text:p text:style-name="P16">Intel</text:p>
          </table:table-cell>
          <table:table-cell table:style-name="Table1.E2" office:value-type="string">
            <text:p text:style-name="P16">F10</text:p>
          </table:table-cell>
        </table:table-row>
        <table:table-row>
          <table:table-cell table:style-name="Table1.A8" office:value-type="string">
            <text:p text:style-name="P16">Asrock</text:p>
          </table:table-cell>
          <table:table-cell table:style-name="Table1.B3" office:value-type="string">
            <text:p text:style-name="P16">F11</text:p>
          </table:table-cell>
          <table:table-cell table:style-name="Table1.C2" office:value-type="string">
            <text:p text:style-name="P16"/>
          </table:table-cell>
          <table:table-cell table:style-name="Table1.D3" office:value-type="string">
            <text:p text:style-name="P16">Lenovo </text:p>
          </table:table-cell>
          <table:table-cell table:style-name="Table1.E3" office:value-type="string">
            <text:p text:style-name="P16">F12 / <text:span text:style-name="T145">Enter</text:span></text:p>
          </table:table-cell>
        </table:table-row>
        <table:table-row>
          <table:table-cell table:style-name="Table1.A8" office:value-type="string">
            <text:p text:style-name="P16">Asus</text:p>
          </table:table-cell>
          <table:table-cell table:style-name="Table1.B4" office:value-type="string">
            <text:p text:style-name="P16">Esc / F8</text:p>
          </table:table-cell>
          <table:table-cell table:style-name="Table1.C2" office:value-type="string">
            <text:p text:style-name="P16"/>
          </table:table-cell>
          <table:table-cell table:style-name="Table1.D4" office:value-type="string">
            <text:p text:style-name="P16">Microsoft Surface</text:p>
          </table:table-cell>
          <table:table-cell table:style-name="Table1.E4" office:value-type="string">
            <text:p text:style-name="P16">Volume up + Power for 5 seconds</text:p>
          </table:table-cell>
        </table:table-row>
        <table:table-row>
          <table:table-cell table:style-name="Table1.A8" office:value-type="string">
            <text:p text:style-name="P16">Compaq</text:p>
          </table:table-cell>
          <table:table-cell table:style-name="Table1.B5" office:value-type="string">
            <text:p text:style-name="P16">Esc / F9</text:p>
          </table:table-cell>
          <table:table-cell table:style-name="Table1.C2" office:value-type="string">
            <text:p text:style-name="P16"/>
          </table:table-cell>
          <table:table-cell table:style-name="Table1.D5" office:value-type="string">
            <text:p text:style-name="P16">MSI</text:p>
          </table:table-cell>
          <table:table-cell table:style-name="Table1.E5" office:value-type="string">
            <text:p text:style-name="P16">F11</text:p>
          </table:table-cell>
        </table:table-row>
        <table:table-row>
          <table:table-cell table:style-name="Table1.A8" office:value-type="string">
            <text:p text:style-name="P16">Dell</text:p>
          </table:table-cell>
          <table:table-cell table:style-name="Table1.B6" office:value-type="string">
            <text:p text:style-name="P16">F12</text:p>
          </table:table-cell>
          <table:table-cell table:style-name="Table1.C2" office:value-type="string">
            <text:p text:style-name="P16"/>
          </table:table-cell>
          <table:table-cell table:style-name="Table1.D6" office:value-type="string">
            <text:p text:style-name="P16">Packard Bell</text:p>
          </table:table-cell>
          <table:table-cell table:style-name="Table1.E6" office:value-type="string">
            <text:p text:style-name="P16">F8</text:p>
          </table:table-cell>
        </table:table-row>
        <table:table-row>
          <table:table-cell table:style-name="Table1.A8" office:value-type="string">
            <text:p text:style-name="P16">Fujitsu</text:p>
          </table:table-cell>
          <table:table-cell table:style-name="Table1.B7" office:value-type="string">
            <text:p text:style-name="P16">F12</text:p>
          </table:table-cell>
          <table:table-cell table:style-name="Table1.C2" office:value-type="string">
            <text:p text:style-name="P16"/>
          </table:table-cell>
          <table:table-cell table:style-name="Table1.D7" office:value-type="string">
            <text:p text:style-name="P16">Samsung</text:p>
          </table:table-cell>
          <table:table-cell table:style-name="Table1.E7" office:value-type="string">
            <text:p text:style-name="P16">Esc</text:p>
          </table:table-cell>
        </table:table-row>
        <table:table-row>
          <table:table-cell table:style-name="Table1.A8" office:value-type="string">
            <text:p text:style-name="P16">Gigabyte</text:p>
          </table:table-cell>
          <table:table-cell table:style-name="Table1.B8" office:value-type="string">
            <text:p text:style-name="P16">F12</text:p>
          </table:table-cell>
          <table:table-cell table:style-name="Table1.C2" office:value-type="string">
            <text:p text:style-name="P16"/>
          </table:table-cell>
          <table:table-cell table:style-name="Table1.D8" office:value-type="string">
            <text:p text:style-name="P16">Sony Vaio</text:p>
          </table:table-cell>
          <table:table-cell table:style-name="Table1.E8" office:value-type="string">
            <text:p text:style-name="P16">F11</text:p>
          </table:table-cell>
        </table:table-row>
        <table:table-row>
          <table:table-cell table:style-name="Table1.A9" office:value-type="string">
            <text:p text:style-name="P16">HP</text:p>
          </table:table-cell>
          <table:table-cell table:style-name="Table1.B9" office:value-type="string">
            <text:p text:style-name="P16">Esc / F9</text:p>
          </table:table-cell>
          <table:table-cell table:style-name="Table1.C2" office:value-type="string">
            <text:p text:style-name="P16"/>
          </table:table-cell>
          <table:table-cell table:style-name="Table1.D9" office:value-type="string">
            <text:p text:style-name="P16">Toshiba</text:p>
          </table:table-cell>
          <table:table-cell table:style-name="Table1.E9" office:value-type="string">
            <text:p text:style-name="P16">F12</text:p>
          </table:table-cell>
        </table:table-row>
      </table:table>
      <text:p text:style-name="P14"/>
      <text:p text:style-name="P17">If you succeed at accessing the computer's boot menu directly using <text:span text:style-name="T201">the F12 function key (or </text:span>a key commands shown above<text:span text:style-name="T201">)</text:span>, then <text:span text:style-name="T38">select the device you want to boot from by highlighting the device in</text:span><text:span text:style-name="T3"> the boot menu</text:span>, <text:span text:style-name="T146">and pressing </text:span><text:span text:style-name="T37">Enter</text:span><text:span text:style-name="T146"> to boot immediately from that device</text:span>. </text:p>
      <text:p text:style-name="P17"/>
      <text:p text:style-name="P18">Here is a sample boot <text:span text:style-name="T147">menu</text:span> screen shot for a Lenovo X140e laptop (accessed <text:span text:style-name="T148">directly </text:span>with <text:span text:style-name="T3">F12</text:span> key):</text:p>
      <text:p text:style-name="P18"/>
      <text:p text:style-name="P18"><draw:frame draw:style-name="fr2" draw:name="Image56" text:anchor-type="paragraph" svg:width="4.4083in" svg:height="2.4543in" draw:z-index="26"><draw:image xlink:href="../wasta-docs-images/Boot-Order-Menu-Lenovo-USB-HDD-Legacy-secure-boot-off.png" xlink:type="simple" xlink:show="embed" xlink:actuate="onLoad"/></draw:frame></text:p>
      <text:p text:style-name="P19"><text:soft-page-break/></text:p>
      <text:p text:style-name="P56"><text:span text:style-name="T149">In the above illustration, the second device in the list - </text:span><text:span text:style-name="T3">USB HDD: SanDisk Ultra</text:span> <text:span text:style-name="T150">-</text:span> is the memory stick that is plugged into the computer. </text:p>
      <text:p text:style-name="P56"/>
      <text:p text:style-name="P60">After selecting the Wasta Linux USB memory stick (named “USB HDD: SanDisk Ultra” above), the Wasta “Live” session boot menu should appear as illustrated in Step 2 below.</text:p>
      <text:h text:style-name="P120" text:outline-level="3"><text:bookmark-start text:name="Step 2. Boot Wasta to a “Live” session on the computer"/>Step 2. Boot Wasta to a “Live” session on the computer<text:bookmark-end text:name="Step 2. Boot Wasta to a “Live” session on the computer"/></text:h>
      <text:p text:style-name="P21">When the initial boot sequence has successfully recognized the USB drive, it will show the <text:span text:style-name="T151">Wasta-Linux 16.04 </text:span>boot options menu that appears similar to the following:</text:p>
      <text:p text:style-name="P22"/>
      <text:p text:style-name="P22"><draw:frame draw:style-name="fr2" draw:name="Image1" text:anchor-type="paragraph" svg:width="4.1264in" svg:height="3.0992in" draw:z-index="0"><draw:image xlink:href="../wasta-docs-images/Wasta16.04.1.1-64bit-live-boot-menu.png" xlink:type="simple" xlink:show="embed" xlink:actuate="onLoad"/></draw:frame></text:p>
      <text:p text:style-name="P22"/>
      <text:p text:style-name="P15"><text:span text:style-name="T152">The fi</text:span>rst <text:span text:style-name="T152">menu</text:span> item “<text:span text:style-name="T39">Live – boot the Live System</text:span><text:span text:style-name="T152">” is the default selection, and will be automatically </text:span>selected <text:span text:style-name="T152">at the end of a 10 second countdown</text:span>. <text:span text:style-name="T152">You can speed up the action by simply pressing the </text:span><text:span text:style-name="T39">Enter</text:span><text:span text:style-name="T152"> key. Booting from a USB memory stick is slower than booting from a hard drive. T</text:span>he boot process will continue for a few minutes <text:span text:style-name="T152">as it loads the system from the memory stick:</text:span></text:p>
      <text:p text:style-name="P15"/>
      <text:p text:style-name="P15"><draw:frame draw:style-name="fr2" draw:name="Image2" text:anchor-type="paragraph" svg:width="4.1354in" svg:height="1.1807in" draw:z-index="1"><draw:image xlink:href="../wasta-docs-images/Wasta-16.04-boot-logo.png" xlink:type="simple" xlink:show="embed" xlink:actuate="onLoad"/></draw:frame></text:p>
      <text:p text:style-name="P15"><text:span text:style-name="T153">After</text:span> the computer has booted to your "Live" Wasta Linux session <text:span text:style-name="T154">your computer desktop </text:span>should look like this <text:span text:style-name="T153">screen shot below</text:span>:</text:p>
      <text:p text:style-name="P15"/>
      <text:p text:style-name="P23"><draw:frame draw:style-name="fr3" draw:name="Image3" text:anchor-type="paragraph" svg:width="6.9252in" svg:height="4.7673in" draw:z-index="10"><draw:image xlink:href="../wasta-docs-images/Wasta-16.04.1.1-live-boot-desktop-install-icon-not-highlighted.png" xlink:type="simple" xlink:show="embed" xlink:actuate="onLoad"/></draw:frame><text:soft-page-break/></text:p>
      <text:h text:style-name="P120" text:outline-level="3"><text:bookmark-start text:name="Step 3. Check out the new Wasta system"/>Step 3. Check out the <text:span text:style-name="T203">new </text:span>Wasta system<text:bookmark-end text:name="Step 3. Check out the new Wasta system"/></text:h>
      <text:p text:style-name="P24">While the "Live" session of Linux is booted, your computer is running Linux entirely from the external USB memory stick- no changes have been made to the computer's own operating system at this point, and no changes will be made to it - unless you decide to <text:span text:style-name="T202">upgrade the older Wasta system by installing the newer </text:span>Wasta <text:span text:style-name="T202">system </text:span>on the machine. Remember: Since the system is running from the memory stick, its performance will be slower than a normal Wasta installation.</text:p>
      <text:p text:style-name="P3"/>
      <text:p text:style-name="P24">While the “Live” session is running, you can explore the newer Wasta Linux system and try out various programs. Since this is an upgrade operation, presumably the older Wasta Linux properly detected the computer’s hardware and things like the screen display, wireless network connections, keyboard, sound, mouse, etc., were working OK. You might like to verify that the new Wasta system will also work properly by checking out the following things.</text:p>
      <text:h text:style-name="Heading_20_4" text:outline-level="4">Screen brightness</text:h>
      <text:p text:style-name="P25">If the <text:span text:style-name="T3">screen brightness</text:span> looks <text:span text:style-name="T155">too </text:span>dim, you may need to use a function key to adjust screen brightness. Sometimes Lenovo laptops initially boot with screen brightness turned down. If this is an issue look at the little images on the function keys. For <text:span text:style-name="T156">example, on</text:span> Lenovo T430 laptops, holding the <text:span text:style-name="T3">Fn</text:span> key down and pressing the <text:span text:style-name="T3">F9</text:span> function key increases screen brightness (<text:span text:style-name="T3">Fn + F8</text:span> decreases screen brightness). </text:p>
      <text:p text:style-name="P3"/>
      <text:h text:style-name="Heading_20_4" text:outline-level="4"><text:soft-page-break/>The Display settings</text:h>
      <text:p text:style-name="P15">To check the <text:span text:style-name="T3">screen display</text:span> click on the main <text:span text:style-name="T3">Menu</text:span>, then click on the <text:span text:style-name="T3">Preferences</text:span> category, and click on the <text:span text:style-name="T3">Display</text:span> item:</text:p>
      <text:p text:style-name="P15"/>
      <text:p text:style-name="P3"><draw:frame draw:style-name="fr2" draw:name="Image4" text:anchor-type="paragraph" svg:width="4.8917in" svg:height="2.1602in" draw:z-index="2"><draw:image xlink:href="../wasta-docs-images/Menu%20Preferences%20Display.png" xlink:type="simple" xlink:show="embed" xlink:actuate="onLoad"/></draw:frame></text:p>
      <text:p text:style-name="P26"><text:span text:style-name="T157">T</text:span>he <text:span text:style-name="T3">Display</text:span> applet will appear:</text:p>
      <text:p text:style-name="P26"/>
      <text:p text:style-name="P26"><draw:frame draw:style-name="fr2" draw:name="Image5" text:anchor-type="paragraph" svg:width="4.4591in" svg:height="2.8744in" draw:z-index="3"><draw:image xlink:href="../wasta-docs-images/Display-applet-check-resolution.png" xlink:type="simple" xlink:show="embed" xlink:actuate="onLoad"/></draw:frame></text:p>
      <text:p text:style-name="P26"/>
      <text:p text:style-name="P27">Check the "Resolution" and ensure that it is set to the normal resolution of your computer’s screen display. You can click on the drop down list, and adjust the resolution if necessary. <text:span text:style-name="T158">Dual or multiple monitors are also supported.</text:span></text:p>
      <text:h text:style-name="Heading_20_4" text:outline-level="4">Wireless network access</text:h>
      <text:p text:style-name="P15">Check out other things too, such as the ability to connect to any <text:span text:style-name="T3">wireless</text:span> <text:span text:style-name="T40">network</text:span> that the Windows system was using when booted to Windows. If the Windows computer <text:span text:style-name="T158">was using</text:span> wireless to connect to a network, see if the wireless signal is detected by clicking on the <text:span text:style-name="T159">network connections</text:span> icon in the lower right part of the panel (task bar):</text:p>
      <text:p text:style-name="P15"/>
      <text:p text:style-name="P15"><draw:frame draw:style-name="fr2" draw:name="Image6" text:anchor-type="paragraph" svg:width="4.578in" svg:height="3.1335in" draw:z-index="4"><draw:image xlink:href="../wasta-docs-images/Network-connections-icon-in-tray.png" xlink:type="simple" xlink:show="embed" xlink:actuate="onLoad"/></draw:frame><text:soft-page-break/></text:p>
      <text:p text:style-name="P28">Locate your wireless network’s name in the list and click on it (mine is ‘asiu taso’ as shown above). A secured network <text:span text:style-name="T160">(with padlock icon) </text:span>will ask you to enter its key <text:span text:style-name="T160">the first time you connect</text:span>:</text:p>
      <text:p text:style-name="P28"/>
      <text:p text:style-name="P28"><draw:frame draw:style-name="fr2" draw:name="Image7" text:anchor-type="paragraph" svg:width="4.8854in" svg:height="2.6354in" draw:z-index="5"><draw:image xlink:href="../wasta-docs-images/Network-enter-wireless-key.png" xlink:type="simple" xlink:show="embed" xlink:actuate="onLoad"/></draw:frame></text:p>
      <text:p text:style-name="P15"/>
      <text:p text:style-name="P15"><text:span text:style-name="T161">Enter the </text:span><text:span text:style-name="T41">password/key</text:span><text:span text:style-name="T161"> for the wireless network. You can click the check box next to </text:span><text:span text:style-name="T41">Show password</text:span><text:span text:style-name="T161"> to make the typing of a complicated password easier. Click on the </text:span><text:span text:style-name="T41">Connect</text:span><text:span text:style-name="T161"> button. After a few seconds check to see if the wireless connection was made. You may see a notification at the top of your screen.</text:span></text:p>
      <text:p text:style-name="P15"/>
      <text:p text:style-name="P15">Once it connects, <text:span text:style-name="T161">the network connection icon changes to show a wave signal (see the panel icon in the red box below). You can also click on the connections icon again and see whether the connection has been established (indicated by the white dot next to the network name and an indication of the signal strength to the right of the name – see the illustration below):</text:span></text:p>
      <text:p text:style-name="P15"/>
      <text:p text:style-name="P15"><draw:frame draw:style-name="fr2" draw:name="Image8" text:anchor-type="paragraph" svg:width="3.0925in" svg:height="2.4909in" draw:z-index="6"><draw:image xlink:href="../wasta-docs-images/Network-connections-icon-in-tray-connected.png" xlink:type="simple" xlink:show="embed" xlink:actuate="onLoad"/></draw:frame><text:soft-page-break/></text:p>
      <text:h text:style-name="Heading_20_4" text:outline-level="4">Internet access</text:h>
      <text:p text:style-name="P29"><text:span text:style-name="T158">Once</text:span> your wireless network connects to the <text:span text:style-name="T3">Internet</text:span>, you <text:span text:style-name="T158">can try it out</text:span> by running Firefox and checking to see if you can load an Internet website:</text:p>
      <text:p text:style-name="P29"/>
      <text:p text:style-name="P29"><draw:frame draw:style-name="fr4" draw:name="Image18" text:anchor-type="paragraph" svg:width="2.6209in" svg:height="0.9862in" draw:z-index="15"><draw:image xlink:href="../wasta-docs-images/Firefox-icon-in-tray.png" xlink:type="simple" xlink:show="embed" xlink:actuate="onLoad"/></draw:frame></text:p>
      <text:h text:style-name="P122" text:outline-level="4">Sound system</text:h>
      <text:p text:style-name="P31">You might also want to check other hardware items such as your computer’s <text:span text:style-name="T3">sound system</text:span>. You can test your sound system by going to the Sound applet in the Preferences category of the main Menu:</text:p>
      <text:p text:style-name="P30"/>
      <text:p text:style-name="P32"><draw:frame draw:style-name="fr2" draw:name="Image13" text:anchor-type="paragraph" svg:width="4.7902in" svg:height="1.9465in" draw:z-index="11"><draw:image xlink:href="../wasta-docs-images/Menu-Preferences-Sound.png" xlink:type="simple" xlink:show="embed" xlink:actuate="onLoad"/></draw:frame></text:p>
      <text:p text:style-name="P43"><text:span text:style-name="T204">The </text:span><text:span text:style-name="T61">Sound</text:span><text:span text:style-name="T204"> applet will appear:</text:span></text:p>
      <text:p text:style-name="P33"/>
      <text:p text:style-name="P33"><draw:frame draw:style-name="fr2" draw:name="Image14" text:anchor-type="paragraph" svg:width="5.5945in" svg:height="4.3917in" draw:z-index="12"><draw:image xlink:href="../wasta-docs-images/Sound-applet.png" xlink:type="simple" xlink:show="embed" xlink:actuate="onLoad"/></draw:frame><text:soft-page-break/></text:p>
      <text:p text:style-name="P34"/>
      <text:p text:style-name="P34">With the above Sound applet you can <text:span text:style-name="T112">your computer’s sound abilities. On the Output tab, </text:span>select your computer’s sound device (if it has multiple devices) and check the sound output by clicking on the <text:span text:style-name="T3">Test sound</text:span> button, <text:span text:style-name="T162">which bring up this speaker test dialog</text:span>:</text:p>
      <text:p text:style-name="P34"/>
      <text:p text:style-name="P34"><draw:frame draw:style-name="fr2" draw:name="Image15" text:anchor-type="paragraph" svg:width="2.5417in" svg:height="2.398in" draw:z-index="13"><draw:image xlink:href="../wasta-docs-images/Test-sound-left-right.png" xlink:type="simple" xlink:show="embed" xlink:actuate="onLoad"/></draw:frame></text:p>
      <text:p text:style-name="P35">The speaker arrangement may vary depending on your computer’s sound system. You can click on <text:span text:style-name="T163">the</text:span> <text:span text:style-name="T3">Close</text:span> <text:span text:style-name="T163">button </text:span>to close the speaker test. </text:p>
      <text:p text:style-name="P35"/>
      <text:p text:style-name="P35">Note that there <text:span text:style-name="T163">is a volume control among other sound settings in the sound applet. There are also</text:span> tabs <text:soft-page-break/>at the top of the main Sound dialog (see above), that you can use to <text:span text:style-name="T163">test </text:span>your <text:span text:style-name="T14">Output</text:span><text:span text:style-name="T112"> (speakers),</text:span> <text:span text:style-name="T3">Input</text:span> (microphone) and various <text:span text:style-name="T3">Sound Effects</text:span> on other tab pages of the applet. When you are done playing with the Sound applet close its window.</text:p>
      <text:h text:style-name="Heading_20_4" text:outline-level="4">System Info</text:h>
      <text:p text:style-name="P36">Go to Menu and type <text:span text:style-name="T42">s</text:span><text:span text:style-name="T3">ystem </text:span><text:span text:style-name="T42">info</text:span><text:span text:style-name="T164"> into the search box at the top of the menu,</text:span> and select the <text:span text:style-name="T3">System </text:span><text:span text:style-name="T42">Info</text:span> app<text:span text:style-name="T165">lication</text:span> <text:span text:style-name="T164">that appears in the list:</text:span></text:p>
      <text:p text:style-name="P36"/>
      <text:p text:style-name="P36"><draw:frame draw:style-name="fr2" draw:name="Image9" text:anchor-type="paragraph" svg:width="4.0827in" svg:height="3.4839in" draw:z-index="7"><draw:image xlink:href="../wasta-docs-images/Menu-system-info.png" xlink:type="simple" xlink:show="embed" xlink:actuate="onLoad"/></draw:frame></text:p>
      <text:p text:style-name="P32">The <text:span text:style-name="T3">System Info</text:span> applet appears:</text:p>
      <text:p text:style-name="P32"/>
      <text:p text:style-name="P32"><draw:frame draw:style-name="fr2" draw:name="Image10" text:anchor-type="paragraph" svg:width="6.6717in" svg:height="3.0256in" draw:z-index="18"><draw:image xlink:href="../wasta-docs-images/System%20Info%20applet.png" xlink:type="simple" xlink:show="embed" xlink:actuate="onLoad"/></draw:frame></text:p>
      <text:p text:style-name="P13"><text:soft-page-break/>Write down the amounts reported for Memory. <text:span text:style-name="T166">In the above case it shows we have about </text:span><text:span text:style-name="T43">4GB of Memory</text:span><text:span text:style-name="T166">. T</text:span>his information will be good to <text:span text:style-name="T167">have handy</text:span> later during the <text:span text:style-name="T167">actual </text:span>Wasta installation <text:span text:style-name="T168">where we will create a Linux swap area that is the approximate size of the RAM memory of the computer.</text:span></text:p>
      <text:p text:style-name="P13"/>
      <text:p text:style-name="P37">Feel free to experiment and try out various programs that are listed in categories in the main Menu at the lower left corner of the desktop (similar to the Windows Start button). <text:span text:style-name="T169">When you hover your mouse over a menu item, a brief description of that item will appear in the lower right part of the menu. Test out creating a document with LibreOffice Writer (in the Office category). If you computer has a web camera, try it out with the Cheese application in the menu’s Sound &amp; Video category. Check out the applets in the Accessories and Preferences categories. Remember: during a live session no changes are made to your computer, so any changes or documents you create in this live session will not be saved. </text:span></text:p>
      <text:h text:style-name="P123" text:outline-level="4">Are you read<text:span text:style-name="T111">y</text:span> to <text:span text:style-name="T205">upgrade / install</text:span> Wasta Linux?</text:h>
      <text:p text:style-name="P38">The remainder of this document describes how to <text:span text:style-name="T206">upgrade / </text:span>install Wasta Linux on your computer. <text:span text:style-name="T207">The upgrade process involves doing an actual install operation – replacing the older Wasta system.</text:span></text:p>
      <text:p text:style-name="P38"/>
      <text:p text:style-name="P43"><text:span text:style-name="T12">Note that Steps 4 through 7 below are </text:span><text:span text:style-name="T13">non-destructive installation steps.</text:span><text:span text:style-name="T80"> You can feel free to proceed down through the first part of step 8 below. Nothing will be changed on your computer if you opt to </text:span><text:span text:style-name="T14">Quit</text:span><text:span text:style-name="T112"> before you get to the last part of step 8 below (clicking on the </text:span><text:span text:style-name="T12">Install Now</text:span><text:span text:style-name="T113"> button). </text:span></text:p>
      <text:h text:style-name="P120" text:outline-level="3"><text:bookmark-start text:name="Step 4. Start the installer using the desktop icon"/>Step 4. Start the installer using the desktop icon<text:bookmark-end text:name="Step 4. Start the installer using the desktop icon"/></text:h>
      <text:p text:style-name="P3"><text:span text:style-name="T80">The first step is to d</text:span>ouble click the <text:span text:style-name="T75">"</text:span><text:span text:style-name="T3">Install </text:span><text:span text:style-name="T44">Wasta</text:span><text:span text:style-name="T45"> </text:span><text:span text:style-name="T46">Linux 16.04</text:span><text:span text:style-name="T75">" desktop</text:span> icon <text:span text:style-name="T170">(the red arrow is pointing at this icon in the image below):</text:span></text:p>
      <text:p text:style-name="P3"/>
      <text:p text:style-name="P3"><draw:frame draw:style-name="fr2" draw:name="Image19" text:anchor-type="paragraph" svg:width="5.9945in" svg:height="4.1354in" draw:z-index="16"><draw:image xlink:href="../wasta-docs-images/Wasta-16.04.1.1-live-boot-desktop-install-icon-highlighted.png" xlink:type="simple" xlink:show="embed" xlink:actuate="onLoad"/></draw:frame></text:p>
      <text:p text:style-name="P3"><text:soft-page-break/></text:p>
      <text:p text:style-name="P3"><text:span text:style-name="T113">W</text:span>ait for <text:span text:style-name="T75">first </text:span>install <text:span text:style-name="T75">wizard w</text:span>indow<text:span text:style-name="T75"> to appear. It will be for selecting the </text:span><text:span text:style-name="T15">language</text:span><text:span text:style-name="T75"> for the installation and looks as follows:</text:span></text:p>
      <text:p text:style-name="P39"/>
      <text:p text:style-name="P39"><draw:frame draw:style-name="fr2" draw:name="Image11" text:anchor-type="paragraph" svg:width="4.748in" svg:height="3.0547in" draw:z-index="8"><draw:image xlink:href="../wasta-docs-images/Install-Welcome.png" xlink:type="simple" xlink:show="embed" xlink:actuate="onLoad"/></draw:frame></text:p>
      <text:p text:style-name="P3">English<text:span text:style-name="T76"> is usually the default selection. Click </text:span><text:span text:style-name="T16">Continue</text:span><text:span text:style-name="T76">. The next screen appears.</text:span></text:p>
      <text:h text:style-name="P120" text:outline-level="3">Step 5. Connect to <text:span text:style-name="T114">a </text:span>wi-fi network <text:span text:style-name="T171">(optional)</text:span></text:h>
      <text:p text:style-name="P3"><text:span text:style-name="T88">If your computer has an active wireless connection –</text:span><text:span text:style-name="T87"> but not yet connected -</text:span><text:span text:style-name="T88"> the installer may ask you if you want to connect the computer to the wi-fi network:</text:span></text:p>
      <text:p text:style-name="P20"/>
      <text:p text:style-name="P20"><draw:frame draw:style-name="fr2" draw:name="Image16" text:anchor-type="paragraph" svg:width="5.7091in" svg:height="3.178in" draw:z-index="14"><draw:image xlink:href="../wasta-docs-images/Install-connect-to-wireless.png" xlink:type="simple" xlink:show="embed" xlink:actuate="onLoad"/></draw:frame></text:p>
      <text:p text:style-name="P20"/>
      <text:p text:style-name="P3"><text:soft-page-break/><text:span text:style-name="T86">If you wish to you can select the </text:span><text:span text:style-name="T17">Connect to this network</text:span><text:span text:style-name="T86"> button, select the name of your network in the list, and enter your network’s security password in the Password box. But, a connection to your wireless network is </text:span><text:span text:style-name="T87">optional, and being connected to the Internet is not required</text:span><text:span text:style-name="T88"> </text:span><text:span text:style-name="T86">during the</text:span><text:span text:style-name="T89"> installatio</text:span><text:span text:style-name="T86">n. </text:span><text:span text:style-name="T87">S</text:span><text:span text:style-name="T89">o, you can </text:span><text:span text:style-name="T86">also </text:span><text:span text:style-name="T89">leave it set to the default “I don’t want to connect to a wi-fi network right now” </text:span><text:span text:style-name="T90">- especially if you have slow or expensive Internet</text:span><text:span text:style-name="T89">. </text:span><text:span text:style-name="T91">You can connect after installation </text:span><text:span text:style-name="T90">(or use a full wasta-offline mirror to update your software). If you wish to connect now you can do so </text:span><text:span text:style-name="T91">as you did in Step 3 above when you played around with the Live system. </text:span><text:span text:style-name="T86">In either case, </text:span><text:span text:style-name="T90">then </text:span><text:span text:style-name="T86">c</text:span><text:span text:style-name="T89">lick </text:span><text:span text:style-name="T18">Continue</text:span><text:span text:style-name="T89"> </text:span><text:span text:style-name="T97">when you are ready to move on to the next step</text:span><text:span text:style-name="T89">.</text:span></text:p>
      <text:h text:style-name="P120" text:outline-level="3">Step 6. Updates and third-party software <text:span text:style-name="T171">(optional)</text:span></text:h>
      <text:p text:style-name="P3"><text:span text:style-name="T115">Next a </text:span><text:span text:style-name="T19">Preparing to install Wasta Linux</text:span><text:span text:style-name="T115"> screen appears offering to download updates and third-party software while installing:</text:span></text:p>
      <text:p text:style-name="P39"/>
      <text:p text:style-name="P39"><draw:frame draw:style-name="fr2" draw:name="Image12" text:anchor-type="paragraph" svg:width="5.722in" svg:height="3.4854in" draw:z-index="9"><draw:image xlink:href="../wasta-docs-images/Install-Preparing-to-install.png" xlink:type="simple" xlink:show="embed" xlink:actuate="onLoad"/></draw:frame></text:p>
      <text:p text:style-name="P40">We will not install these <text:span text:style-name="T116">updates and third-party software </text:span>during the initial installation. <text:span text:style-name="T117">You can do updates after installation</text:span>, so just <text:span text:style-name="T139">leave the check boxes un-ticked, and </text:span>click <text:span text:style-name="T3">Continue</text:span>.</text:p>
      <text:h text:style-name="P120" text:outline-level="3"><text:bookmark-start text:name="Step 7. Installation type"/>Step 7. Installation type<text:bookmark-end text:name="Step 7. Installation type"/></text:h>
      <text:p text:style-name="P41">The next install wizard page wants to know how you want Wasta Linux to be installed on the computer, especially in relation to <text:span text:style-name="T208">the</text:span> existing <text:span text:style-name="T208">Linux </text:span>installation. The appearance of this dialog will vary depending on what <text:span text:style-name="T208">previous Wasta system was </text:span>already on the computer. <text:span text:style-name="T141">We are assuming here that Wasta version 14.04 (based on Linux Mint 17.2 Rafaela) is the current Wasta system on the computer.</text:span></text:p>
      <text:p text:style-name="P42"/>
      <text:p text:style-name="P43"><text:span text:style-name="T116">The </text:span><text:span text:style-name="T25">Installatio</text:span><text:span text:style-name="T20">n type</text:span><text:span text:style-name="T116"> dialog will look similar to the illustration shown below:</text:span></text:p>
      <text:h text:style-name="P124" text:outline-level="4"><draw:frame draw:style-name="fr2" draw:name="Image20" text:anchor-type="paragraph" svg:width="5.5957in" svg:height="3.1283in" draw:z-index="17"><draw:image xlink:href="../wasta-docs-images/Installation-type-Linux-Mint-Rafaela-initial-default.png" xlink:type="simple" xlink:show="embed" xlink:actuate="onLoad"/></draw:frame><text:soft-page-break/></text:h>
      <text:p text:style-name="P43"><text:span text:style-name="T172">The first option is often pre-selected, but you should choose </text:span><text:span text:style-name="T47">Something else</text:span><text:span text:style-name="T172"> instead. Then click </text:span><text:span text:style-name="T47">Continue. </text:span></text:p>
      <text:h text:style-name="P123" text:outline-level="4"><text:bookmark-start text:name="Why do we choose Something else"/>Why <text:span text:style-name="T173">do we </text:span>choose Something else<text:bookmark-end text:name="Why do we choose Something else"/>?</text:h>
      <text:p text:style-name="P11">It is possible to install Wasta Linux using one of the other Installation type options, but this documentation suggests choosing <text:span text:style-name="T3">Something else</text:span><text:span text:style-name="T82"> for the </text:span><text:span text:style-name="T92">following</text:span><text:span text:style-name="T82"> reasons:</text:span></text:p>
      <text:list xml:id="list2822478737" text:style-name="L7">
        <text:list-item>
          <text:p text:style-name="P110"><text:span text:style-name="T82">The </text:span><text:span text:style-name="T3">Something else</text:span><text:span text:style-name="T82"> option allows us to have your </text:span><text:span text:style-name="T3">/home</text:span><text:span text:style-name="T82"> directory on a separate partition. Having </text:span><text:span text:style-name="T3">/home</text:span><text:span text:style-name="T82"> on a separate partition makes it easy to upgrade to a newer version of Wasta (or other kind of Linux) in the future without touching any of your documents, data or settings.</text:span></text:p>
        </text:list-item>
        <text:list-item>
          <text:p text:style-name="P110"><text:span text:style-name="T82">The </text:span><text:span text:style-name="T3">Something else</text:span><text:span text:style-name="T82"> option </text:span><text:span text:style-name="T92">allows us to </text:span><text:span text:style-name="T98">reuse the existing</text:span><text:span text:style-name="T92"> partitions </text:span><text:span text:style-name="T98">that were previously set for the older Wasta Linux system</text:span><text:span text:style-name="T92">.</text:span></text:p>
        </text:list-item>
        <text:list-item>
          <text:p text:style-name="P111"><text:span text:style-name="T209">The last option for any installation will always be </text:span><text:span text:style-name="T21">Something else</text:span><text:span text:style-name="T118">. </text:span>The <text:span text:style-name="T3">Something else</text:span> option <text:span text:style-name="T118">therefore </text:span>allows us to standardize this document, and reduce the number of possible variations and gotchas that might happen if we tried to describe one of the other options. </text:p>
        </text:list-item>
        <text:list-item>
          <text:p text:style-name="P111">We are not planning to encrypt the new Wasta installation, nor use the Logical Volume Management (LVM) system. The use of these technologies is not necessary in most environments. They are more complicated to set up at installation time and so are beyond the scope of this document.</text:p>
        </text:list-item>
      </text:list>
      <text:p text:style-name="P12"/>
      <text:p text:style-name="P42"><text:span text:style-name="T174">Note: The </text:span><text:span text:style-name="T11">Installation type</text:span><text:span text:style-name="T104"> dialog shown above may differ a little from what you see on your particular Wasta Linux computer, but the last option "</text:span><text:span text:style-name="T11">Something else</text:span><text:span text:style-name="T104">" should always be available and is the one you should select to follow this document. After selecting </text:span><text:span text:style-name="T11">Something else</text:span><text:span text:style-name="T104">,</text:span> <text:span text:style-name="T77">click </text:span><text:span text:style-name="T10">C</text:span><text:span text:style-name="T3">ontinue.</text:span></text:p>
      <text:h text:style-name="P120" text:outline-level="3"><text:bookmark-start text:name="Step 8. Reset the Linux partitions"/>Step 8. <text:span text:style-name="T210">Reset the</text:span> Linux partitions<text:bookmark-end text:name="Step 8. Reset the Linux partitions"/></text:h>
      <text:p text:style-name="P63"><text:span text:style-name="T119">The installation program uses a partitioning program </text:span><text:span text:style-name="T93">to show you </text:span><text:span text:style-name="T78">a graphical display of the existing partitions that are on the computer's hard drive. Its appearance and the number of partitions displayed in the dialog will depend on what partitions currently exist on the computer. You will want to study the graph showing on your screen, and the information displayed on it carefully. </text:span></text:p>
      <text:p text:style-name="P63"><text:soft-page-break/></text:p>
      <text:p text:style-name="P63"><text:span text:style-name="T120">The point of no return is the </text:span><text:span text:style-name="T22">Install Now</text:span><text:span text:style-name="T78"> button at the bottom right of this installation page. </text:span><text:span text:style-name="T22">Do not click on that button until the end of Step 8</text:span><text:span text:style-name="T78">. Our actions in adjusting the Linux partitions are only </text:span><text:span text:style-name="T22">simulated</text:span><text:span text:style-name="T78"> until we get them just the way we want them. We can adjust them over and over again without making actual changes to your computer. At any time you can call it quits by clicking on the </text:span><text:span text:style-name="T22">Quit</text:span><text:span text:style-name="T78"> button – and no changes will be made to your computer. </text:span><text:span text:style-name="T22">Again, don’t click on the Install Now button until you are ready for the changes to be made on your computer </text:span><text:span text:style-name="T48">(at the end of Step 8 below)</text:span><text:span text:style-name="T22">.</text:span></text:p>
      <text:p text:style-name="P96"/>
      <text:p text:style-name="P91"><text:span text:style-name="T211">We need to reset two of the Linux partitions for the new version of Wasta. There should be three Linux partitions from the old Wasta system showing in the </text:span><text:span text:style-name="T62">Installation type</text:span><text:span text:style-name="T211"> screen. The partitions may be in a different order – but the order is not important. We will do the following:</text:span></text:p>
      <text:list xml:id="list1184586441" text:style-name="L8">
        <text:list-item>
          <text:p text:style-name="P112"><text:span text:style-name="T210">Leave the</text:span> Linux swap partition <text:span text:style-name="T210">as it is (no changes are needed for it to be reused)</text:span></text:p>
        </text:list-item>
        <text:list-item>
          <text:p text:style-name="P113"><text:span text:style-name="T210">Set the</text:span> <text:span text:style-name="T63">smaller</text:span><text:span text:style-name="T212"> ext4 </text:span>partition <text:span text:style-name="T212">to use the </text:span><text:span text:style-name="T63">Ext4 journaling file system</text:span><text:span text:style-name="T212"> at the </text:span><text:span text:style-name="T63">/ </text:span><text:span text:style-name="T212">mount point</text:span></text:p>
        </text:list-item>
        <text:list-item>
          <text:p text:style-name="P113"><text:span text:style-name="T210">Set the</text:span> <text:span text:style-name="T65">larger</text:span><text:span text:style-name="T210"> ext4 </text:span>partition <text:span text:style-name="T213">to use the </text:span><text:span text:style-name="T64">Ext4 journaling file system</text:span><text:span text:style-name="T213"> at the </text:span><text:span text:style-name="T64">/home</text:span><text:span text:style-name="T213"> mount point</text:span></text:p>
        </text:list-item>
      </text:list>
      <text:p text:style-name="P43"/>
      <text:p text:style-name="P57">Note the small partition that has <text:span text:style-name="T3">swap</text:span> as its Type. It may be listed as the first, second or third partition. In the illustration below it is listed as the first (/dev/sda1) partition. Its Size is likely to be between 2,000 and 8000 MB (it is 1998 in the illustration). We will not change any of the settings for the swap partition. It will be reused by the new Wasta system as is, with its current settings.</text:p>
      <text:h text:style-name="P125" text:outline-level="5"><text:span text:style-name="T214">Set</text:span> the <text:span text:style-name="T214">smaller ext4 partition to use the Ext4 file system and the / mount point</text:span></text:h>
      <text:p text:style-name="P67"><text:span text:style-name="T121">The </text:span><text:span text:style-name="T23">first partition</text:span><text:span text:style-name="T121"> we need to change is the partition that was used as the Linux </text:span><text:span text:style-name="T23">root (/) partition</text:span><text:span text:style-name="T121"> in the older system. Click on the </text:span><text:span text:style-name="T23">smaller</text:span><text:span text:style-name="T121"> of the two ext4 type partitions to select/highlight it as shown below. In the illustration below the smaller ext4 partition is device </text:span><text:span text:style-name="T23">/dev/sda2</text:span><text:span text:style-name="T121"> with a Size of </text:span><text:span text:style-name="T23">10000 MB </text:span><text:span text:style-name="T100">(your smaller ext4 partition may have a different device name and Size) </text:span><text:span text:style-name="T121">:</text:span></text:p>
      <text:p text:style-name="P67"/>
      <text:p text:style-name="P67"><draw:frame draw:style-name="fr2" draw:name="Image17" text:anchor-type="paragraph" svg:width="5.1811in" svg:height="3.7008in" draw:z-index="27"><draw:image xlink:href="../wasta-docs-images/Installation-type-Wasta-Linux-upgrade-select-smaller-ext4-partition-and-Change-button.png" xlink:type="simple" xlink:show="embed" xlink:actuate="onLoad"/></draw:frame></text:p>
      <text:p text:style-name="P67"><text:soft-page-break/></text:p>
      <text:p text:style-name="P67"><text:span text:style-name="T121">Click on the </text:span><text:span text:style-name="T23">Change</text:span><text:span text:style-name="T121"> button. The “Edit Partition” dialog appears as shown below:</text:span></text:p>
      <text:p text:style-name="P67"/>
      <text:p text:style-name="P66"><draw:frame draw:style-name="fr4" draw:name="Image21" text:anchor-type="paragraph" svg:width="4.6516in" svg:height="3.6075in" draw:z-index="28"><draw:image xlink:href="../wasta-docs-images/Installation-type-Wasta-Linux-upgrade-select-smaller-ext4-partition-with-Edit-Partition-Dlg-initial.png" xlink:type="simple" xlink:show="embed" xlink:actuate="onLoad"/></draw:frame></text:p>
      <text:p text:style-name="P68"><text:span text:style-name="T121">We will not change the Size of the </text:span><text:span text:style-name="T23">smaller</text:span><text:span text:style-name="T121"> partition, but we need to reset it to again use the Ext4 journaling file system, and also set it to use the / (root) Mount point. First, click on the down arrow at the right end of the </text:span><text:span text:style-name="T23">Use as</text:span><text:span text:style-name="T121"> drop down list (highlighted above). We want to change the setting from </text:span><text:span text:style-name="T23">do not use the partition</text:span><text:span text:style-name="T121"> to the </text:span><text:span text:style-name="T66">Ext4 journaling file system</text:span><text:span text:style-name="T121"> setting as shown below:</text:span></text:p>
      <text:p text:style-name="P68"/>
      <text:p text:style-name="P66"><draw:frame draw:style-name="fr2" draw:name="Image22" text:anchor-type="paragraph" svg:width="4.8008in" svg:height="3.4217in" draw:z-index="29"><draw:image xlink:href="../wasta-docs-images/Installation-type-Wasta-Linux-upgrade-select-smaller-ext4-partition-with-Edit-Partition-Dlg-Select-Ext4.png" xlink:type="simple" xlink:show="embed" xlink:actuate="onLoad"/></draw:frame></text:p>
      <text:p text:style-name="P92"><text:soft-page-break/>Then click on the down arrow of the <text:span text:style-name="T3">Mount point</text:span> drop down list, and select the <text:span text:style-name="T3">/</text:span> item (first item in the list – referred to as “root”) as shown below:</text:p>
      <text:p text:style-name="P66"/>
      <text:p text:style-name="P66"><draw:frame draw:style-name="fr4" draw:name="Image23" text:anchor-type="paragraph" svg:width="2.9472in" svg:height="2.7972in" draw:z-index="30"><draw:image xlink:href="../wasta-docs-images/Installation-type-Wasta-Linux-upgrade-select-smaller-ext4-partition-with-Edit-Partition-Dlg-Select-Root.png" xlink:type="simple" xlink:show="embed" xlink:actuate="onLoad"/></draw:frame></text:p>
      <text:p text:style-name="P71">The settings for our root <text:span text:style-name="T122">(/) </text:span>partition are now complete. Check that you<text:span text:style-name="T122">r</text:span> settings look like this <text:span text:style-name="T215">Edit partition dialog </text:span>below:</text:p>
      <text:p text:style-name="P71"/>
      <text:p text:style-name="P71"><draw:frame draw:style-name="fr4" draw:name="Image24" text:anchor-type="paragraph" svg:width="3.1929in" svg:height="1.9839in" draw:z-index="31"><draw:image xlink:href="../wasta-docs-images/Installation-type-Wasta-Linux-upgrade-select-smaller-ext4-partition-with-Edit-Partition-Dlg-final.png" xlink:type="simple" xlink:show="embed" xlink:actuate="onLoad"/></draw:frame></text:p>
      <text:p text:style-name="P73"><text:span text:style-name="T122">D</text:span>ouble check <text:span text:style-name="T122">to ensure that</text:span> the <text:span text:style-name="T175">following 2</text:span> settings are set:</text:p>
      <text:p text:style-name="P73"/>
      <text:p text:style-name="P73">1. The <text:span text:style-name="T3">Use as</text:span> selector is set to: <text:span text:style-name="T3">Ext4 journaling file system</text:span></text:p>
      <text:p text:style-name="P73"><text:span text:style-name="T215">2</text:span>. The <text:span text:style-name="T3">Mount point</text:span> is set to:<text:span text:style-name="T3"> /</text:span></text:p>
      <text:p text:style-name="P64"/>
      <text:p text:style-name="P93">Note: Don’t attempt to change the Size from what it was in the old system, but let it remain what it was (which is likely to be different from the Size of 10000 in the illustration above).</text:p>
      <text:p text:style-name="P64"/>
      <text:p text:style-name="P73">Click the <text:span text:style-name="T3">OK</text:span> button. The display will update showing <text:span text:style-name="T216">the smaller (sda2) partition is reset to the </text:span><text:span text:style-name="T67">/ </text:span><text:span text:style-name="T216">(root)</text:span> <text:span text:style-name="T216">Mount point as shown in the illustration below:</text:span></text:p>
      <text:p text:style-name="P73"/>
      <text:p text:style-name="P73"><draw:frame draw:style-name="fr2" draw:name="Image25" text:anchor-type="paragraph" svg:width="5.0902in" svg:height="3.6417in" draw:z-index="32"><draw:image xlink:href="../wasta-docs-images/Installation-type-Wasta-Linux-upgrade-select-smaller-ext4-partition-root-reset.png" xlink:type="simple" xlink:show="embed" xlink:actuate="onLoad"/></draw:frame><text:soft-page-break/></text:p>
      <text:h text:style-name="P126" text:outline-level="5"><text:span text:style-name="T214">Set</text:span> the <text:span text:style-name="T216">large ext4 partition to use the Ext4 file system and the /home mount point</text:span></text:h>
      <text:p text:style-name="P69"><text:span text:style-name="T94">The </text:span><text:span text:style-name="T67">last</text:span><text:span text:style-name="T23"> partition</text:span><text:span text:style-name="T94"> we want to </text:span><text:span text:style-name="T99">change</text:span><text:span text:style-name="T94"> is the partition that was used as the Linux </text:span><text:span text:style-name="T67">/home</text:span><text:span text:style-name="T23"> partition</text:span><text:span text:style-name="T94"> in the older system. Click on the </text:span><text:span text:style-name="T67">largest</text:span><text:span text:style-name="T94"> of the two ext4 type partitions to select/highlight it as shown below. In the illustration below the </text:span><text:span text:style-name="T99">larger</text:span><text:span text:style-name="T94"> ext4 partition is </text:span><text:span text:style-name="T23">/dev/sda</text:span><text:span text:style-name="T67">3</text:span><text:span text:style-name="T94"> with a Size of </text:span><text:span text:style-name="T99">20129</text:span><text:span text:style-name="T23"> MB </text:span><text:span text:style-name="T100">(your larger ext4 partition may have a different device name, and a much larger Size than what is shown below)</text:span><text:span text:style-name="T94">:</text:span></text:p>
      <text:p text:style-name="P80"/>
      <text:p text:style-name="P80"><draw:frame draw:style-name="fr2" draw:name="Image26" text:anchor-type="paragraph" svg:width="5.1189in" svg:height="3.6646in" draw:z-index="33"><draw:image xlink:href="../wasta-docs-images/Installation-type-Wasta-Linux-upgrade-select-larger-ext4-partition-and-Change-button.png" xlink:type="simple" xlink:show="embed" xlink:actuate="onLoad"/></draw:frame></text:p>
      <text:p text:style-name="P70"><text:soft-page-break/><text:span text:style-name="T121">Click on the </text:span><text:span text:style-name="T23">Change</text:span><text:span text:style-name="T121"> button. The “Edit Partition” dialog appears as shown below:</text:span></text:p>
      <text:p text:style-name="P70"/>
      <text:p text:style-name="P70"><draw:frame draw:style-name="fr4" draw:name="Image27" text:anchor-type="paragraph" svg:width="4.8in" svg:height="3.4425in" draw:z-index="34"><draw:image xlink:href="../wasta-docs-images/Installation-type-Wasta-Linux-upgrade-select-larger-ext4-partition-with-Edit-Partition-Dlg-initial.png" xlink:type="simple" xlink:show="embed" xlink:actuate="onLoad"/></draw:frame></text:p>
      <text:p text:style-name="P70"><text:span text:style-name="T94">We will not change the Size of the </text:span><text:span text:style-name="T68">larger</text:span><text:span text:style-name="T94"> partition, but we need to reset it to again use the Ext4 journaling file system, and also set it to use the </text:span><text:span text:style-name="T23">/</text:span><text:span text:style-name="T68">home</text:span><text:span text:style-name="T94"> </text:span><text:span text:style-name="T101">M</text:span><text:span text:style-name="T94">ount point. First, click on the down arrow at the right end of the </text:span><text:span text:style-name="T23">Use as</text:span><text:span text:style-name="T94"> drop down list (highlighted above). We want to change the setting from </text:span><text:span text:style-name="T23">do not use the partition</text:span><text:span text:style-name="T94"> to the </text:span><text:span text:style-name="T66">Ext4 journaling file system</text:span><text:span text:style-name="T94"> setting as shown below:</text:span></text:p>
      <text:p text:style-name="P75"/>
      <text:p text:style-name="P75"><draw:frame draw:style-name="fr2" draw:name="Image28" text:anchor-type="paragraph" svg:width="5.2346in" svg:height="3.7543in" draw:z-index="35"><draw:image xlink:href="../wasta-docs-images/Installation-type-Wasta-Linux-upgrade-select-larger-ext4-partition-with-Edit-Partition-Dlg-Select-Ext4.png" xlink:type="simple" xlink:show="embed" xlink:actuate="onLoad"/></draw:frame></text:p>
      <text:p text:style-name="P78"><text:soft-page-break/>Then click on the down arrow of the <text:span text:style-name="T3">Mount point</text:span> drop down list, and select the <text:span text:style-name="T3">/</text:span><text:span text:style-name="T69">home</text:span> item (<text:span text:style-name="T217">third</text:span> item in the list) as shown below:</text:p>
      <text:p text:style-name="P75"/>
      <text:p text:style-name="P75"><draw:frame draw:style-name="fr4" draw:name="Image29" text:anchor-type="paragraph" svg:width="5.4236in" svg:height="3.9047in" draw:z-index="36"><draw:image xlink:href="../wasta-docs-images/Installation-type-Wasta-Linux-upgrade-select-larger-ext4-partition-with-Edit-Partition-Dlg-Select-Home.png" xlink:type="simple" xlink:show="embed" xlink:actuate="onLoad"/></draw:frame></text:p>
      <text:p text:style-name="P75"/>
      <text:p text:style-name="P72">The settings for our /<text:span text:style-name="T218">home </text:span>partition are now complete. Check that you<text:span text:style-name="T122">r</text:span> settings look like this <text:span text:style-name="T215">Edit partition dialog </text:span>below:</text:p>
      <text:p text:style-name="P72"/>
      <text:p text:style-name="P72"><draw:frame draw:style-name="fr4" draw:name="Image30" text:anchor-type="paragraph" svg:width="3.1929in" svg:height="1.9839in" draw:z-index="37"><draw:image xlink:href="../wasta-docs-images/Installation-type-Wasta-Linux-upgrade-select-larger-ext4-partition-with-Edit-Partition-Dlg-final.png" xlink:type="simple" xlink:show="embed" xlink:actuate="onLoad"/></draw:frame></text:p>
      <text:p text:style-name="P74"><text:span text:style-name="T122">D</text:span>ouble check <text:span text:style-name="T122">to ensure that</text:span> the <text:span text:style-name="T175">following 2</text:span> settings are set:</text:p>
      <text:p text:style-name="P74"/>
      <text:p text:style-name="P74">1. The <text:span text:style-name="T3">Use as</text:span> selector is set to: <text:span text:style-name="T3">Ext4 journaling file system</text:span></text:p>
      <text:p text:style-name="P74"><text:span text:style-name="T215">2</text:span>. The <text:span text:style-name="T3">Mount point</text:span> is set to:<text:span text:style-name="T3"> /</text:span><text:span text:style-name="T70">home</text:span></text:p>
      <text:p text:style-name="P65"/>
      <text:p text:style-name="P94">Note: Don’t attempt to change the Size from what it was in the old system, but let it remain what it was <text:soft-page-break/>(which is likely to be <text:span text:style-name="T218">much larger than</text:span> the Size of <text:span text:style-name="T218">20129</text:span> in the illustration above).</text:p>
      <text:p text:style-name="P65"/>
      <text:p text:style-name="P79">Click the <text:span text:style-name="T3">OK</text:span> button. The display will update showing <text:span text:style-name="T216">the larger (sda3) partition is reset to the </text:span><text:span text:style-name="T67">/</text:span><text:span text:style-name="T70">home</text:span> <text:span text:style-name="T216">Mount point as shown in the illustration below:</text:span></text:p>
      <text:p text:style-name="P75"/>
      <text:p text:style-name="P75"><draw:frame draw:style-name="fr5" draw:name="Image31" text:anchor-type="paragraph" svg:width="6.9252in" svg:height="4.9661in" draw:z-index="38"><draw:image xlink:href="../wasta-docs-images/Installation-type-Wasta-Linux-upgrade-select-larger-ext4-partition-home-reset.png" xlink:type="simple" xlink:show="embed" xlink:actuate="onLoad"/></draw:frame></text:p>
      <text:p text:style-name="P95"><text:span text:style-name="T219">WARNING: </text:span>As indicated in the above illustration, <text:span text:style-name="T219">make sure to NOT SELECT THE CHECK BOX in the Format column of the /home partition row. Formatting a partition destroys its data. You do not want to format the /home partition during the upgrade / installation of the new Wasta system.</text:span></text:p>
      <text:p text:style-name="P75"/>
      <text:p text:style-name="P81"><text:span text:style-name="T49">T</text:span><text:span text:style-name="T3">hings to note:</text:span></text:p>
      <text:p text:style-name="P81"/>
      <text:list xml:id="list2448415182" text:style-name="L9">
        <text:list-item>
          <text:p text:style-name="P119"><text:span text:style-name="T176">We do NOT change any Size values for the partitions during the upgrade / installation.</text:span>. </text:p>
        </text:list-item>
        <text:list-item>
          <text:p text:style-name="P119"><text:span text:style-name="T123">T</text:span>here <text:span text:style-name="T124">are no ticks in the check boxes </text:span>next to the root partition (/), and the /home partition, indicating that <text:span text:style-name="T124">those partitions</text:span> will <text:span text:style-name="T219">not </text:span>be formatted during the installation process. Since this is a<text:span text:style-name="T219">n</text:span> <text:span text:style-name="T219">upgrade /</text:span> installation of Linux on this computer, <text:span text:style-name="T219">it is not necessary to re-format the Linux partitions.</text:span> <text:span text:style-name="T220">We want to preserve any data in the </text:span>/home partition <text:span text:style-name="T220">of the computer. </text:span>The Linux installer <text:span text:style-name="T124">won’t automatically format</text:span> a<text:span text:style-name="T123">ny existing</text:span> Linux /home partition <text:span text:style-name="T220">unless you deliberately tell it to do so</text:span>.</text:p>
        </text:list-item>
        <text:list-item>
          <text:p text:style-name="P119"><text:soft-page-break/>The "Device for boot loader Installation" selector should show the computer's main hard disk (usually /dev/sda) with the hard disk's known capacity shown in parentheses.</text:p>
        </text:list-item>
      </text:list>
      <text:h text:style-name="P123" text:outline-level="4">Ready to take the plunge?</text:h>
      <text:p text:style-name="P82"><text:span text:style-name="T125">Make sure the settings and partitions are set according to the above information. </text:span><text:span text:style-name="T127">T</text:span><text:span text:style-name="T125">he next </text:span><text:span text:style-name="T128">action</text:span><text:span text:style-name="T125"> will </text:span><text:span text:style-name="T129">begin the upgrade operation, replacing the old Wasta</text:span><text:span text:style-name="T125"> system </text:span><text:span text:style-name="T129">with the new Wasta system</text:span><text:span text:style-name="T125">. </text:span><text:span text:style-name="T126">If you don’t want to continue click the Quit button.</text:span></text:p>
      <text:h text:style-name="P120" text:outline-level="3"><text:bookmark-start text:name="Step 9 Install Now button"/><text:bookmark-start text:name="Step 9. If you are ready click on the “Install Now” button"/>Step 9. If you are ready, click on the “Install Now” button<text:bookmark-end text:name="Step 9 Install Now button"/><text:bookmark-end text:name="Step 9. If you are ready click on the “Install Now” button"/></text:h>
      <text:p text:style-name="P76"><draw:frame draw:style-name="fr5" draw:name="Image32" text:anchor-type="paragraph" svg:width="6.9252in" svg:height="4.9661in" draw:z-index="39"><draw:image xlink:href="../wasta-docs-images/Installation-type-Wasta-Linux-upgrade-Install-Now-button.png" xlink:type="simple" xlink:show="embed" xlink:actuate="onLoad"/></draw:frame></text:p>
      <text:p text:style-name="P76"/>
      <text:p text:style-name="P82"><text:span text:style-name="T83">The installation will start and present you with some configuration screens while the system does the </text:span><text:span text:style-name="T102">upgrade</text:span><text:span text:style-name="T83"> and installation of the </text:span><text:span text:style-name="T95">Wasta </text:span><text:span text:style-name="T83">Linux system. </text:span><text:span text:style-name="T79">The first configuration screen will be the <text:s/>“Where are you?” screen that looks like this:</text:span></text:p>
      <text:p text:style-name="P83"/>
      <text:p text:style-name="P84"><draw:frame draw:style-name="fr2" draw:name="Image44" text:anchor-type="paragraph" svg:width="6.0756in" svg:height="3.9035in" draw:z-index="19"><draw:image xlink:href="../wasta-docs-images/Installation-where-are-you-Port-Moresby-selected.png" xlink:type="simple" xlink:show="embed" xlink:actuate="onLoad"/></draw:frame><text:soft-page-break/></text:p>
      <text:p text:style-name="P85"/>
      <text:p text:style-name="P85"><text:span text:style-name="T105">C</text:span>lick on the <text:span text:style-name="T81">general area of the world map where you are located. For Manus users, the time zone that includes PNG</text:span> <text:span text:style-name="T105">should be highlighted (click on the south-eastern tip of PNG on the map), </text:span>so that <text:span text:style-name="T81">"</text:span><text:span text:style-name="T3">Port Moresby</text:span><text:span text:style-name="T81">"</text:span> shows on the time zone selected.</text:p>
      <text:p text:style-name="P85">Click <text:span text:style-name="T6">C</text:span><text:span text:style-name="T3">ontinue</text:span><text:span text:style-name="T81">.</text:span></text:p>
      <text:h text:style-name="P120" text:outline-level="3">Step 10. Select keyboard layout</text:h>
      <text:p text:style-name="P85"><text:span text:style-name="T105">The next configuration screen is the k</text:span>eyboard layout<text:span text:style-name="T81"> screen which looks like this:</text:span></text:p>
      <text:p text:style-name="P83"/>
      <text:p text:style-name="P83"><draw:frame draw:style-name="fr2" draw:name="Image45" text:anchor-type="paragraph" svg:width="4.8472in" svg:height="2.989in" draw:z-index="20"><draw:image xlink:href="../wasta-docs-images/Installation-keyboard-layout.png" xlink:type="simple" xlink:show="embed" xlink:actuate="onLoad"/></draw:frame></text:p>
      <text:p text:style-name="P85"><text:soft-page-break/><text:span text:style-name="T105">C</text:span>lick <text:span text:style-name="T6">C</text:span><text:span text:style-name="T3">ontinue</text:span> to use<text:span text:style-name="T103"> the</text:span> “English (US)”<text:span text:style-name="T81"> keyboard as default, unless you have a different keyboard layout on your computer.</text:span></text:p>
      <text:h text:style-name="P120" text:outline-level="3">Step 11. Enter your user information</text:h>
      <text:p text:style-name="P85"><text:span text:style-name="T130">The next screen is the </text:span>“Who are you<text:span text:style-name="T81">?</text:span>”<text:span text:style-name="T81"> screen which appears as illustrated below:</text:span></text:p>
      <text:p text:style-name="P86"/>
      <text:p text:style-name="P86"><draw:frame draw:style-name="fr2" draw:name="Image46" text:anchor-type="paragraph" svg:width="6.8874in" svg:height="4.2244in" draw:z-index="40"><draw:image xlink:href="../wasta-docs-images/Installation-who-are-you-Manus-Jaha-example.png" xlink:type="simple" xlink:show="embed" xlink:actuate="onLoad"/></draw:frame></text:p>
      <text:p text:style-name="P86"/>
      <text:p text:style-name="P86">Fill in the requested <text:span text:style-name="T177">information</text:span> and password. <text:span text:style-name="T221">For Manus computers you should enter this user identity information in a special form – that will make it easier for technical consultants to maintain the Manus region computers</text:span>:</text:p>
      <text:list xml:id="list314601859" text:style-name="L10">
        <text:list-item>
          <text:p text:style-name="P115">Your name box. In the illustration above I’ve entered Manus-Jaha20, but you should use the same identity the computer had before this upgrade. Most Manus computers have been assigned a name identity of the form Manus-JahaN where N is the unique number identifying the computer. Since this is an upgrade of an existing system that used Wasta Linux, the computer should have been given a user name already. You should use whatever identity that the computer previously had before your present upgrade operation. The identity name may have also been showing above the Manus flag in the default background image on the screen before the upgrade.</text:p>
        </text:list-item>
        <text:list-item>
          <text:p text:style-name="P114"><text:span text:style-name="T222">Your computer’s name box. </text:span>The computer’s name is the name that it will have on any local network. <text:span text:style-name="T222">It is automatically entered as you type the identity name field above it. You can adjust the computer’s name if you like but whatever the installer enters is probably OK. </text:span></text:p>
        </text:list-item>
        <text:list-item>
          <text:p text:style-name="P114">The <text:span text:style-name="T222">Pick a</text:span> <text:span text:style-name="T3">username</text:span> <text:span text:style-name="T222">box. This name should be the same as the identity you type in the Your name box. It will be the name of the user’s folder in the computer’s /home folder.</text:span> </text:p>
        </text:list-item>
        <text:list-item>
          <text:p text:style-name="P114"><text:soft-page-break/><text:span text:style-name="T222">The Manus region computers have generally all been given a similar password that differs only by the a number at the end of the password. This number agrees with the number at the end of the computer’s identity name. The general form is sunamN where the N is the same number as the number of the computer’s identity and user name. This password scheme makes the computer somewhat secure from random people, but is easy to remember since it is tied to the number. (Note: sunam is the word manus spelled backwards)..</text:span> </text:p>
        </text:list-item>
        <text:list-item>
          <text:p text:style-name="P114">You should keep the button selected “Require my password to log in.” </text:p>
        </text:list-item>
      </text:list>
      <text:p text:style-name="P87"/>
      <text:p text:style-name="P88">Click <text:span text:style-name="T3">Continue</text:span>. The installation process does not require any additional input from you. The installer will display a little slide show that describes some of the features available in (Ubuntu) Linux. The installation progress is displayed in the bar at the bottom of the slides. <text:span text:style-name="T140">Most installs take less than 30 minutes</text:span>.</text:p>
      <text:h text:style-name="P120" text:outline-level="3">Step 12. Wait for the installation to complete</text:h>
      <text:p text:style-name="P89">When the installation is finished a dialog will appear that looks like this:</text:p>
      <text:p text:style-name="P90"/>
      <text:p text:style-name="P90"><draw:frame draw:style-name="fr5" draw:name="Image47" text:anchor-type="paragraph" svg:width="6.9252in" svg:height="0.6972in" draw:z-index="21"><draw:image xlink:href="../wasta-docs-images/Installation-has-finished.png" xlink:type="simple" xlink:show="embed" xlink:actuate="onLoad"/></draw:frame></text:p>
      <text:p text:style-name="P89">Click on the <text:span text:style-name="T3">Restart Now</text:span> button. <text:span text:style-name="T131">As the computer shuts down you will see:</text:span></text:p>
      <text:p text:style-name="P89"/>
      <text:p text:style-name="P89"><draw:frame draw:style-name="fr2" draw:name="Image48" text:anchor-type="paragraph" svg:width="5.6508in" svg:height="3.8236in" draw:z-index="22"><draw:image xlink:href="../wasta-docs-images/Install-please-remove-installation-media.png" xlink:type="simple" xlink:show="embed" xlink:actuate="onLoad"/></draw:frame></text:p>
      <text:p text:style-name="P89"/>
      <text:p text:style-name="P89"><text:span text:style-name="T26">R</text:span><text:span text:style-name="T3">emove the </text:span><text:span text:style-name="T27">memory stick</text:span> <text:span text:style-name="T131">at the prompt and press </text:span><text:span text:style-name="T26">Enter</text:span><text:span text:style-name="T131"> to </text:span>reboot <text:span text:style-name="T132">the computer.</text:span></text:p>
      <text:h text:style-name="P120" text:outline-level="3"><text:soft-page-break/>Step 13. Restart into Wasta Linux</text:h>
      <text:p text:style-name="P89">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89"/>
      <text:p text:style-name="P85"><draw:frame draw:style-name="fr2" draw:name="Image49" text:anchor-type="paragraph" svg:width="6.1953in" svg:height="4.0311in" draw:z-index="23"><draw:image xlink:href="../wasta-docs-images/Login-screen.png" xlink:type="simple" xlink:show="embed" xlink:actuate="onLoad"/></draw:frame></text:p>
      <text:p text:style-name="P85"/>
      <text:p text:style-name="P89"><text:s/>If the prompt inside the login box asks for your Username, you can type it in, or click on <text:span text:style-name="T178">the user name</text:span> with a mouse to get the Password prompt.</text:p>
      <text:h text:style-name="P120" text:outline-level="3">Step 14. Customize your background image</text:h>
      <text:p text:style-name="P62"><text:span text:style-name="T103">Once the system has started up, and you have logged in, you can s</text:span>et <text:span text:style-name="T103">the </text:span>background<text:span text:style-name="T103"> image</text:span>: Right<text:span text:style-name="T103">-click</text:span> on <text:span text:style-name="T103">the </text:span>desktop<text:span text:style-name="T103"> and select</text:span> <text:span text:style-name="T72">C</text:span><text:span text:style-name="T3">hange </text:span><text:span text:style-name="T72">D</text:span><text:span text:style-name="T3">esktop </text:span><text:span text:style-name="T72">B</text:span><text:span text:style-name="T3">ackground</text:span>. <text:span text:style-name="T133">The </text:span><text:span text:style-name="T24">Backgrounds</text:span><text:span text:style-name="T133"> applet will appear:</text:span></text:p>
      <text:p text:style-name="P62"/>
      <text:p text:style-name="P62"><draw:frame draw:style-name="fr3" draw:name="Image50" text:anchor-type="paragraph" svg:width="6.9252in" svg:height="5.1209in" draw:z-index="24"><draw:image xlink:href="../wasta-docs-images/Backgrounds-applet.png" xlink:type="simple" xlink:show="embed" xlink:actuate="onLoad"/></draw:frame><text:soft-page-break/></text:p>
      <text:p text:style-name="P97">Click on the <text:span text:style-name="T3">+ (Plus)</text:span> button (it is highlighted in the lower left corner of the image above). A directory dialog will appear that you can use to locate the background image. <text:span text:style-name="T223">For the Manus region computers you should select the </text:span><text:span text:style-name="T71">manus_jaha_background_images</text:span><text:span text:style-name="T223"> folder that is located in the upgraded computer’s Pictures folder. <text:s/></text:span>This will add the manus_jaha_background_images folder to the list of locations in the left pane of the Backgrounds applet. Select that folder. The Manus-JahaN images should display and may look like this:</text:p>
      <text:p text:style-name="P97"/>
      <text:p text:style-name="P97"><draw:frame draw:style-name="fr3" draw:name="Image33" text:anchor-type="paragraph" svg:width="6.9252in" svg:height="5.4209in" draw:z-index="41"><draw:image xlink:href="../wasta-docs-images/Backgrounds-applet-showing-manus-jaha-images-initial.png" xlink:type="simple" xlink:show="embed" xlink:actuate="onLoad"/></draw:frame><text:soft-page-break/></text:p>
      <text:p text:style-name="P98"><text:span text:style-name="T224">The folder has 30 Manus-Jaha backgrounds. Select the image whose filename agrees with the N number used in the user name (and password suffix) above. </text:span>Unfortunately, the list of images within the Background applet tends to truncate the file names on small displays, making it difficult to identify the number N that is suffixed on the file name and is associated with the user name you want to select. You will just have to pick some and look at the desktop image you get until you get the desired image for the upgraded computer. </text:p>
      <text:p text:style-name="P98"/>
      <text:p text:style-name="P97">Close the Backgrounds applet window when you have set the desired desktop background<text:span text:style-name="T223">.</text:span></text:p>
      <text:h text:style-name="P120" text:outline-level="3">Step 15. Configure other post-install settings</text:h>
      <text:p text:style-name="P77">While most software and resources are immediately available for use, some programs like Paratext and Adapt It will need additional setup and configuration. </text:p>
      <text:h text:style-name="P123" text:outline-level="4">Configuring Paratext:</text:h>
      <text:p text:style-name="P77">The <text:span text:style-name="T134">Paratext</text:span> registration information will need to be entered for the specific user of the computer. <text:span text:style-name="T134">Paratext</text:span> will also need to have its projects created, and if used in collaboration with <text:span text:style-name="T134">Adapt It</text:span>, <text:span text:style-name="T134">Paratext</text:span> will need the following projects set up as a minimum for collaboration with <text:span text:style-name="T134">Adapt It</text:span>:</text:p>
      <text:p text:style-name="P77"><text:soft-page-break/><text:s text:c="3"/>* A <text:span text:style-name="T3">source</text:span> language <text:span text:style-name="T134">Paratext</text:span> project - containing the Scripture books imported into the <text:span text:style-name="T134">Paratext</text:span> project that will be used in <text:span text:style-name="T134">Adapt It </text:span>as <text:span text:style-name="T3">source</text:span> text for adaptation work. </text:p>
      <text:p text:style-name="P77"><text:s text:c="3"/>* A <text:span text:style-name="T3">target</text:span> language <text:span text:style-name="T134">Paratext</text:span> project - containing Scripture books created as empty books (i.e., "empty" but containing chapter and verse numbers when created within <text:span text:style-name="T134">Paratext</text:span>). <text:span text:style-name="T138">This initially “empty” project will be used in </text:span><text:span text:style-name="T135">Adapt It</text:span><text:span text:style-name="T138"> as target or translation text for adaptation work, and will be transferred automatically to </text:span><text:span text:style-name="T135">Paratext</text:span><text:span text:style-name="T138"> each time the adaptation document is saved within </text:span><text:span text:style-name="T135">Adapt It</text:span><text:span text:style-name="T138">.</text:span> </text:p>
      <text:h text:style-name="P123" text:outline-level="4">Configuring Adapt It:</text:h>
      <text:p text:style-name="P62"><text:span text:style-name="T136">Adapt It</text:span><text:span text:style-name="T84"> can be configured to collaborate with </text:span><text:span text:style-name="T136">Paratext</text:span><text:span text:style-name="T84">, but the necessary </text:span><text:span text:style-name="T136">Paratext</text:span><text:span text:style-name="T84"> projects need to be created first (see above). Once the </text:span><text:span text:style-name="T136">Paratext</text:span><text:span text:style-name="T84"> projects are created for the source language and target languages, </text:span><text:span text:style-name="T85">an administrator can make the "Administrator" menu visible within </text:span><text:span text:style-name="T137">Adapt It</text:span><text:span text:style-name="T85">, and use </text:span><text:span text:style-name="T96">its </text:span><text:span text:style-name="T85">“</text:span><text:span text:style-name="T24">Setup Or Remove Collaboration</text:span><text:span text:style-name="T96">” </text:span><text:span text:style-name="T85">menu to set up one or more </text:span><text:span text:style-name="T137">Adapt It</text:span><text:span text:style-name="T85"> collaboration projects between </text:span><text:span text:style-name="T137">Adapt It</text:span><text:span text:style-name="T85"> and </text:span><text:span text:style-name="T137">Paratext</text:span><text:span text:style-name="T85">. </text:span><text:span text:style-name="T84">See the Adapt It HTML document named Help_for_Administrators.htm for more details on how to set up collaboration between </text:span><text:span text:style-name="T136">Paratext</text:span><text:span text:style-name="T84"> and </text:span><text:span text:style-name="T136">Adapt It</text:span><text:span text:style-name="T84">. <text:s/></text:span></text:p>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Arial" fo:font-size="10pt" fo:font-weight="bold" officeooo:rsid="0035bee7" officeooo:paragraph-rsid="0060d47f" style:font-size-asian="10pt" style:font-weight-asian="bold" style:font-size-complex="10pt" style:font-weight-complex="bold"/>
    </style:style>
    <style:style style:name="MT1" style:family="text">
      <style:text-properties officeooo:rsid="00f878f5"/>
    </style:style>
    <style:style style:name="MT2" style:family="text">
      <style:text-properties officeooo:rsid="0060d47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Installing <text:span text:style-name="MT1">Wasta </text:span>Linux - to dual boot with an Existing Windows system<text:span text:style-name="MT2"><text:tab/><text:tab/><text:tab/>Page </text:span><text:span text:style-name="MT2"><text:page-number text:select-page="current">31</text:page-number></text:span><text:span text:style-name="MT2"> of </text:span><text:span text:style-name="MT2"><text:page-count>3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16H7M56S</meta:editing-duration>
    <meta:editing-cycles>314</meta:editing-cycles>
    <meta:generator>LibreOffice/5.3.7.2$Linux_X86_64 LibreOffice_project/30m0$Build-2</meta:generator>
    <meta:initial-creator>Jerry Pfaff</meta:initial-creator>
    <dc:date>2017-11-21T16:33:47.842509135</dc:date>
    <meta:document-statistic meta:table-count="1" meta:image-count="42" meta:object-count="0" meta:page-count="31" meta:paragraph-count="245" meta:word-count="6202" meta:character-count="35814" meta:non-whitespace-character-count="29839"/>
  </office:meta>
</office:document-meta>
</file>